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ucida Grande" svg:font-family="'Lucida Grande', Verdana, Lucida, Helvetica, Arial, sans-serif"/>
    <style:font-face style:name="Mangal1" svg:font-family="Mangal"/>
    <style:font-face style:name="Palatino Linotype" svg:font-family="'Palatino Linotype', 'Book Antiqua', Palatino, serif"/>
    <style:font-face style:name="Times New Roman2" svg:font-family="'Times New Roman'"/>
    <style:font-face style:name="sans-serif" svg:font-family="sans-serif"/>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Header">
      <style:paragraph-properties fo:text-align="end" style:justify-single-word="false"/>
      <style:text-properties officeooo:paragraph-rsid="001a7768"/>
    </style:style>
    <style:style style:name="P2" style:family="paragraph" style:parent-style-name="PL-Header">
      <style:text-properties officeooo:paragraph-rsid="001ece30"/>
    </style:style>
    <style:style style:name="P3" style:family="paragraph" style:parent-style-name="PL-Header">
      <style:text-properties officeooo:paragraph-rsid="003de2c8"/>
    </style:style>
    <style:style style:name="P4" style:family="paragraph" style:parent-style-name="Text_20_body">
      <style:paragraph-properties fo:margin-left="0cm" fo:margin-right="0cm" style:line-height-at-least="0.582cm" fo:orphans="2" fo:widows="2" fo:text-indent="0cm" style:auto-text-indent="false"/>
      <style:text-properties fo:font-variant="normal" fo:text-transform="none" fo:color="#231f20" style:font-name="Palatino Linotype" fo:font-size="12pt" fo:letter-spacing="normal" fo:font-style="normal" fo:font-weight="normal"/>
    </style:style>
    <style:style style:name="P5" style:family="paragraph" style:parent-style-name="Heading_20_1">
      <style:paragraph-properties fo:margin-left="0cm" fo:margin-right="0cm" fo:margin-top="0cm" fo:margin-bottom="0cm" style:contextual-spacing="false" fo:orphans="2" fo:widows="2" fo:text-indent="0cm" style:auto-text-indent="false" fo:background-color="#ffffff" fo:padding="0cm" fo:border="none">
        <style:background-image/>
      </style:paragraph-properties>
      <style:text-properties fo:font-variant="normal" fo:text-transform="none" fo:color="#000000" style:font-name="Lucida Grande" fo:font-size="18.75pt" fo:letter-spacing="normal" fo:font-style="normal" fo:font-weight="normal"/>
    </style:style>
    <style:style style:name="P6" style:family="paragraph" style:parent-style-name="PL-Header">
      <style:paragraph-properties fo:break-before="page"/>
      <style:text-properties officeooo:paragraph-rsid="001ece30"/>
    </style:style>
    <style:style style:name="P7" style:family="paragraph" style:parent-style-name="PL-Header">
      <style:paragraph-properties fo:break-before="page"/>
      <style:text-properties officeooo:paragraph-rsid="003de2c8"/>
    </style:style>
    <style:style style:name="P8" style:family="paragraph" style:parent-style-name="PL-Paragraph">
      <style:paragraph-properties fo:break-before="page"/>
      <style:text-properties officeooo:paragraph-rsid="003c092a" fo:background-color="#ffff00"/>
    </style:style>
    <style:style style:name="P9" style:family="paragraph" style:parent-style-name="PL-Title">
      <style:paragraph-properties fo:break-before="page"/>
    </style:style>
    <style:style style:name="P10" style:family="paragraph" style:parent-style-name="PL-Title">
      <style:paragraph-properties fo:break-before="page"/>
      <style:text-properties fo:font-weight="normal" fo:background-color="#ffff00" style:font-weight-asian="normal" style:font-weight-complex="normal"/>
    </style:style>
    <style:style style:name="P11" style:family="paragraph" style:parent-style-name="PL-Title">
      <style:paragraph-properties fo:break-before="page"/>
      <style:text-properties officeooo:paragraph-rsid="001a8b4a"/>
    </style:style>
    <style:style style:name="P12" style:family="paragraph" style:parent-style-name="PL-Title">
      <style:paragraph-properties fo:break-before="page"/>
      <style:text-properties officeooo:paragraph-rsid="0031a5f5"/>
    </style:style>
    <style:style style:name="P13" style:family="paragraph" style:parent-style-name="PL-Title">
      <style:paragraph-properties fo:break-before="page"/>
      <style:text-properties officeooo:paragraph-rsid="00327959"/>
    </style:style>
    <style:style style:name="P14" style:family="paragraph" style:parent-style-name="PL-Paragraph">
      <style:text-properties officeooo:paragraph-rsid="0020e0c1"/>
    </style:style>
    <style:style style:name="P15" style:family="paragraph" style:parent-style-name="PL-Paragraph">
      <style:text-properties officeooo:paragraph-rsid="0022ec91"/>
    </style:style>
    <style:style style:name="P16" style:family="paragraph" style:parent-style-name="PL-Paragraph">
      <style:text-properties officeooo:paragraph-rsid="00244c3d"/>
    </style:style>
    <style:style style:name="P17" style:family="paragraph" style:parent-style-name="PL-Paragraph">
      <style:text-properties officeooo:paragraph-rsid="0025c3ef"/>
    </style:style>
    <style:style style:name="P18" style:family="paragraph" style:parent-style-name="PL-Paragraph">
      <style:text-properties fo:background-color="#ffff00"/>
    </style:style>
    <style:style style:name="P19" style:family="paragraph" style:parent-style-name="PL-Paragraph">
      <style:text-properties officeooo:paragraph-rsid="0031a5f5" fo:background-color="#ffff00"/>
    </style:style>
    <style:style style:name="P20" style:family="paragraph" style:parent-style-name="PL-Paragraph">
      <style:text-properties officeooo:paragraph-rsid="003c092a" fo:background-color="#ffff00"/>
    </style:style>
    <style:style style:name="P21" style:family="paragraph" style:parent-style-name="PL-Paragraph">
      <style:text-properties officeooo:paragraph-rsid="002cadc7"/>
    </style:style>
    <style:style style:name="P22" style:family="paragraph" style:parent-style-name="PL-Paragraph">
      <style:text-properties officeooo:paragraph-rsid="002ed23f"/>
    </style:style>
    <style:style style:name="P23" style:family="paragraph" style:parent-style-name="PL-Paragraph">
      <style:text-properties officeooo:paragraph-rsid="00300a08"/>
    </style:style>
    <style:style style:name="P24" style:family="paragraph" style:parent-style-name="PL-Paragraph">
      <style:text-properties officeooo:paragraph-rsid="0031a5f5"/>
    </style:style>
    <style:style style:name="P25" style:family="paragraph" style:parent-style-name="PL-Paragraph">
      <style:text-properties officeooo:paragraph-rsid="00377af5"/>
    </style:style>
    <style:style style:name="P26" style:family="paragraph" style:parent-style-name="PL-Paragraph">
      <style:text-properties officeooo:paragraph-rsid="00388307"/>
    </style:style>
    <style:style style:name="P27" style:family="paragraph" style:parent-style-name="PL-Paragraph">
      <style:text-properties officeooo:paragraph-rsid="003a5834"/>
    </style:style>
    <style:style style:name="P28" style:family="paragraph" style:parent-style-name="PL-Paragraph">
      <style:text-properties officeooo:paragraph-rsid="003f87ae"/>
    </style:style>
    <style:style style:name="P29" style:family="paragraph" style:parent-style-name="PL-Quote">
      <style:text-properties fo:font-weight="bold" style:font-weight-asian="bold" style:font-weight-complex="bold"/>
    </style:style>
    <style:style style:name="P30" style:family="paragraph" style:parent-style-name="PL-Quote">
      <style:text-properties officeooo:paragraph-rsid="00300a08"/>
    </style:style>
    <style:style style:name="P31" style:family="paragraph" style:parent-style-name="PL-Quote">
      <style:text-properties officeooo:paragraph-rsid="00364024"/>
    </style:style>
    <style:style style:name="P32" style:family="paragraph" style:parent-style-name="PL-Title">
      <style:text-properties officeooo:paragraph-rsid="001a7768"/>
    </style:style>
    <style:style style:name="P33" style:family="paragraph" style:parent-style-name="PL-Title">
      <style:text-properties officeooo:paragraph-rsid="001a8b4a"/>
    </style:style>
    <style:style style:name="P34" style:family="paragraph" style:parent-style-name="PL-Title">
      <style:text-properties officeooo:paragraph-rsid="001ece30"/>
    </style:style>
    <style:style style:name="P35" style:family="paragraph" style:parent-style-name="PL-Title">
      <style:text-properties officeooo:paragraph-rsid="0031a5f5"/>
    </style:style>
    <style:style style:name="P36" style:family="paragraph" style:parent-style-name="PL-Title">
      <style:text-properties officeooo:paragraph-rsid="003de2c8"/>
    </style:style>
    <style:style style:name="P37" style:family="paragraph" style:parent-style-name="PL-Title">
      <style:paragraph-properties fo:background-color="transparent">
        <style:background-image/>
      </style:paragraph-properties>
    </style:style>
    <style:style style:name="P38" style:family="paragraph" style:parent-style-name="PL-Title">
      <style:paragraph-properties fo:background-color="transparent">
        <style:background-image/>
      </style:paragraph-properties>
      <style:text-properties officeooo:paragraph-rsid="001ece30"/>
    </style:style>
    <style:style style:name="P39" style:family="paragraph" style:parent-style-name="PL-Title">
      <style:paragraph-properties fo:background-color="transparent">
        <style:background-image/>
      </style:paragraph-properties>
      <style:text-properties officeooo:paragraph-rsid="0020e0c1"/>
    </style:style>
    <style:style style:name="P40" style:family="paragraph" style:parent-style-name="PL-Title">
      <style:paragraph-properties fo:background-color="transparent">
        <style:background-image/>
      </style:paragraph-properties>
      <style:text-properties officeooo:paragraph-rsid="0029d46f"/>
    </style:style>
    <style:style style:name="P41" style:family="paragraph" style:parent-style-name="PL-Title">
      <style:paragraph-properties fo:background-color="transparent">
        <style:background-image/>
      </style:paragraph-properties>
      <style:text-properties officeooo:paragraph-rsid="00327959"/>
    </style:style>
    <style:style style:name="P42" style:family="paragraph" style:parent-style-name="PL-Title">
      <style:paragraph-properties fo:background-color="transparent">
        <style:background-image/>
      </style:paragraph-properties>
      <style:text-properties officeooo:paragraph-rsid="003de2c8"/>
    </style:style>
    <style:style style:name="P43" style:family="paragraph" style:parent-style-name="PL-Paragraph">
      <style:text-properties officeooo:rsid="00244c3d" officeooo:paragraph-rsid="00539d07"/>
    </style:style>
    <style:style style:name="P44" style:family="paragraph" style:parent-style-name="PL-Paragraph">
      <style:text-properties officeooo:rsid="0025c3ef" officeooo:paragraph-rsid="0025c3ef"/>
    </style:style>
    <style:style style:name="P45" style:family="paragraph" style:parent-style-name="PL-Paragraph">
      <style:text-properties officeooo:rsid="002f519b" officeooo:paragraph-rsid="005b5a20"/>
    </style:style>
    <style:style style:name="P46" style:family="paragraph" style:parent-style-name="PL-Paragraph">
      <style:text-properties style:font-name="Arial" fo:font-size="10pt" fo:background-color="#ffff00" style:font-size-asian="10pt" style:font-size-complex="10pt"/>
    </style:style>
    <style:style style:name="P47" style:family="paragraph" style:parent-style-name="PL-Paragraph">
      <style:text-properties officeooo:paragraph-rsid="0041830d"/>
    </style:style>
    <style:style style:name="P48" style:family="paragraph" style:parent-style-name="PL-Paragraph">
      <style:text-properties officeooo:paragraph-rsid="00432cac"/>
    </style:style>
    <style:style style:name="P49" style:family="paragraph" style:parent-style-name="PL-Paragraph">
      <style:text-properties officeooo:paragraph-rsid="0045cf29"/>
    </style:style>
    <style:style style:name="P50" style:family="paragraph" style:parent-style-name="PL-Paragraph">
      <style:text-properties officeooo:paragraph-rsid="00462d65"/>
    </style:style>
    <style:style style:name="P51" style:family="paragraph" style:parent-style-name="PL-Paragraph">
      <style:text-properties officeooo:paragraph-rsid="004800c6"/>
    </style:style>
    <style:style style:name="P52" style:family="paragraph" style:parent-style-name="PL-Paragraph">
      <style:text-properties officeooo:paragraph-rsid="00481d56"/>
    </style:style>
    <style:style style:name="P53" style:family="paragraph" style:parent-style-name="PL-Paragraph">
      <style:text-properties officeooo:paragraph-rsid="004a081e"/>
    </style:style>
    <style:style style:name="P54" style:family="paragraph" style:parent-style-name="PL-Paragraph">
      <style:text-properties officeooo:paragraph-rsid="004a6b95"/>
    </style:style>
    <style:style style:name="P55" style:family="paragraph" style:parent-style-name="PL-Paragraph">
      <style:text-properties officeooo:paragraph-rsid="004d744d"/>
    </style:style>
    <style:style style:name="P56" style:family="paragraph" style:parent-style-name="PL-Paragraph">
      <style:text-properties officeooo:paragraph-rsid="004f270c"/>
    </style:style>
    <style:style style:name="P57" style:family="paragraph" style:parent-style-name="PL-Paragraph">
      <style:text-properties officeooo:paragraph-rsid="0051134c"/>
    </style:style>
    <style:style style:name="P58" style:family="paragraph" style:parent-style-name="PL-Paragraph">
      <style:text-properties officeooo:paragraph-rsid="00539d07"/>
    </style:style>
    <style:style style:name="P59" style:family="paragraph" style:parent-style-name="PL-Paragraph">
      <style:text-properties officeooo:paragraph-rsid="0055ce48"/>
    </style:style>
    <style:style style:name="P60" style:family="paragraph" style:parent-style-name="PL-Paragraph">
      <style:text-properties officeooo:paragraph-rsid="00582bf1"/>
    </style:style>
    <style:style style:name="P61" style:family="paragraph" style:parent-style-name="PL-Paragraph">
      <style:text-properties officeooo:paragraph-rsid="0059cc10"/>
    </style:style>
    <style:style style:name="P62" style:family="paragraph" style:parent-style-name="PL-Paragraph">
      <style:text-properties officeooo:paragraph-rsid="005b5a20"/>
    </style:style>
    <style:style style:name="P63" style:family="paragraph" style:parent-style-name="PL-Paragraph">
      <style:text-properties officeooo:paragraph-rsid="005cc0d8"/>
    </style:style>
    <style:style style:name="P64" style:family="paragraph" style:parent-style-name="PL-Title">
      <style:paragraph-properties fo:background-color="transparent">
        <style:background-image/>
      </style:paragraph-properties>
      <style:text-properties officeooo:paragraph-rsid="003de2c8"/>
    </style:style>
    <style:style style:name="P65" style:family="paragraph" style:parent-style-name="PL-Quote">
      <style:text-properties officeooo:rsid="002ed23f" officeooo:paragraph-rsid="002ed23f"/>
    </style:style>
    <style:style style:name="P66" style:family="paragraph" style:parent-style-name="PL-Quote">
      <style:text-properties fo:font-weight="bold" officeooo:rsid="0029d46f" style:font-weight-asian="bold" style:font-weight-complex="bold"/>
    </style:style>
    <style:style style:name="P67" style:family="paragraph" style:parent-style-name="PL-Quote">
      <style:text-properties officeooo:rsid="002cadc7"/>
    </style:style>
    <style:style style:name="P68" style:family="paragraph" style:parent-style-name="PL-Quote">
      <style:text-properties officeooo:rsid="0029d46f" officeooo:paragraph-rsid="002cadc7"/>
    </style:style>
    <style:style style:name="P69" style:family="paragraph" style:parent-style-name="PL-Quote">
      <style:text-properties officeooo:rsid="003a5834"/>
    </style:style>
    <style:style style:name="P70" style:family="paragraph" style:parent-style-name="PL-Quote">
      <style:text-properties officeooo:paragraph-rsid="004a081e"/>
    </style:style>
    <style:style style:name="P71" style:family="paragraph" style:parent-style-name="PL-Quote">
      <style:text-properties officeooo:paragraph-rsid="004c4565"/>
    </style:style>
    <style:style style:name="P72" style:family="paragraph" style:parent-style-name="PL-Quote">
      <style:text-properties officeooo:paragraph-rsid="00539d07"/>
    </style:style>
    <style:style style:name="P73" style:family="paragraph" style:parent-style-name="PL-Quote">
      <style:text-properties style:font-name="Arial" fo:font-style="normal" fo:font-weight="bold" style:font-style-asian="normal" style:font-weight-asian="bold" style:font-style-complex="normal" style:font-weight-complex="bold"/>
    </style:style>
    <style:style style:name="P74" style:family="paragraph" style:parent-style-name="PL-Quote">
      <style:text-properties officeooo:paragraph-rsid="005cc0d8"/>
    </style:style>
    <style:style style:name="T1" style:family="text">
      <style:text-properties fo:font-style="normal" fo:font-weight="bold" officeooo:rsid="0040e759" fo:background-color="#000000" style:font-style-asian="normal" style:font-weight-asian="bold" style:font-style-complex="normal" style:font-weight-complex="bold"/>
    </style:style>
    <style:style style:name="T2" style:family="text">
      <style:text-properties fo:font-style="normal" fo:font-weight="bold" fo:background-color="#00ff00" style:font-style-asian="normal" style:font-weight-asian="bold" style:font-style-complex="normal" style:font-weight-complex="bold"/>
    </style:style>
    <style:style style:name="T3" style:family="text">
      <style:text-properties fo:font-style="normal" fo:font-weight="bold" officeooo:rsid="002ed23f" style:font-style-asian="normal" style:font-weight-asian="bold" style:font-style-complex="normal" style:font-weight-complex="bold"/>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style="normal" officeooo:rsid="002dbff3" style:font-style-asian="normal" style:font-style-complex="normal"/>
    </style:style>
    <style:style style:name="T7" style:family="text">
      <style:text-properties fo:font-style="normal" officeooo:rsid="002ed23f" style:font-style-asian="normal" style:font-style-complex="normal"/>
    </style:style>
    <style:style style:name="T8" style:family="text">
      <style:text-properties fo:font-style="normal" officeooo:rsid="002f519b" style:font-style-asian="normal" style:font-style-complex="normal"/>
    </style:style>
    <style:style style:name="T9" style:family="text">
      <style:text-properties fo:font-style="normal" officeooo:rsid="00300a08" style:font-style-asian="normal" style:font-style-complex="normal"/>
    </style:style>
    <style:style style:name="T10" style:family="text">
      <style:text-properties fo:font-style="normal" officeooo:rsid="00344572" style:font-style-asian="normal" style:font-style-complex="normal"/>
    </style:style>
    <style:style style:name="T11" style:family="text">
      <style:text-properties fo:font-style="normal" officeooo:rsid="00377af5" style:font-style-asian="normal" style:font-style-complex="normal"/>
    </style:style>
    <style:style style:name="T12" style:family="text">
      <style:text-properties fo:font-style="normal" officeooo:rsid="0041830d" style:font-style-asian="normal" style:font-style-complex="normal"/>
    </style:style>
    <style:style style:name="T13" style:family="text">
      <style:text-properties fo:font-style="normal" officeooo:rsid="0045cf29" style:font-style-asian="normal" style:font-style-complex="normal"/>
    </style:style>
    <style:style style:name="T14" style:family="text">
      <style:text-properties fo:font-style="normal" officeooo:rsid="00462d65" style:font-style-asian="normal" style:font-style-complex="normal"/>
    </style:style>
    <style:style style:name="T15" style:family="text">
      <style:text-properties fo:font-style="normal" officeooo:rsid="004800c6" style:font-style-asian="normal" style:font-style-complex="normal"/>
    </style:style>
    <style:style style:name="T16" style:family="text">
      <style:text-properties fo:font-style="normal" officeooo:rsid="00481d56" style:font-style-asian="normal" style:font-style-complex="normal"/>
    </style:style>
    <style:style style:name="T17" style:family="text">
      <style:text-properties fo:font-style="normal" officeooo:rsid="00493b44" style:font-style-asian="normal" style:font-style-complex="normal"/>
    </style:style>
    <style:style style:name="T18" style:family="text">
      <style:text-properties fo:font-style="normal" officeooo:rsid="0049f259" style:font-style-asian="normal" style:font-style-complex="normal"/>
    </style:style>
    <style:style style:name="T19" style:family="text">
      <style:text-properties fo:font-style="normal" officeooo:rsid="004a081e" style:font-style-asian="normal" style:font-style-complex="normal"/>
    </style:style>
    <style:style style:name="T20" style:family="text">
      <style:text-properties fo:font-style="normal" officeooo:rsid="004a6b95" style:font-style-asian="normal" style:font-style-complex="normal"/>
    </style:style>
    <style:style style:name="T21" style:family="text">
      <style:text-properties fo:font-style="normal" officeooo:rsid="004c4565" style:font-style-asian="normal" style:font-style-complex="normal"/>
    </style:style>
    <style:style style:name="T22" style:family="text">
      <style:text-properties fo:font-style="normal" officeooo:rsid="004e11e0" style:font-style-asian="normal" style:font-style-complex="normal"/>
    </style:style>
    <style:style style:name="T23" style:family="text">
      <style:text-properties fo:font-style="normal" officeooo:rsid="004f270c" style:font-style-asian="normal" style:font-style-complex="normal"/>
    </style:style>
    <style:style style:name="T24" style:family="text">
      <style:text-properties fo:font-style="normal" officeooo:rsid="0051134c" style:font-style-asian="normal" style:font-style-complex="normal"/>
    </style:style>
    <style:style style:name="T25" style:family="text">
      <style:text-properties fo:font-style="normal" officeooo:rsid="005b5a20" style:font-style-asian="normal" style:font-style-complex="normal"/>
    </style:style>
    <style:style style:name="T26" style:family="text">
      <style:text-properties fo:font-style="normal" fo:background-color="#00ff00" style:font-style-asian="normal" style:font-style-complex="normal"/>
    </style:style>
    <style:style style:name="T27" style:family="text">
      <style:text-properties fo:font-style="normal" fo:background-color="#ffff00" style:font-style-asian="normal" style:font-style-complex="normal"/>
    </style:style>
    <style:style style:name="T28" style:family="text">
      <style:text-properties fo:font-style="normal" officeooo:rsid="00513fec" fo:background-color="#ffff00" style:font-style-asian="normal" style:font-style-complex="normal"/>
    </style:style>
    <style:style style:name="T29" style:family="text">
      <style:text-properties fo:font-style="normal" officeooo:rsid="005b5a20" fo:background-color="#ffff00" style:font-style-asian="normal" style:font-style-complex="normal"/>
    </style:style>
    <style:style style:name="T30" style:family="text">
      <style:text-properties fo:font-style="normal" fo:background-color="#00ffff" style:font-style-asian="normal" style:font-style-complex="normal"/>
    </style:style>
    <style:style style:name="T31" style:family="text">
      <style:text-properties fo:font-style="normal" officeooo:rsid="001a8b4a" fo:background-color="#00ffff" style:font-style-asian="normal" style:font-style-complex="normal"/>
    </style:style>
    <style:style style:name="T32" style:family="text">
      <style:text-properties fo:font-style="normal" officeooo:rsid="00327959" fo:background-color="#00ffff" style:font-style-asian="normal" style:font-style-complex="normal"/>
    </style:style>
    <style:style style:name="T33" style:family="text">
      <style:text-properties fo:font-style="normal" officeooo:rsid="00513fec" fo:background-color="#00ffff" style:font-style-asian="normal" style:font-style-complex="normal"/>
    </style:style>
    <style:style style:name="T34" style:family="text">
      <style:text-properties fo:font-style="normal" fo:font-weight="normal" fo:background-color="#ffff00" style:font-style-asian="normal" style:font-weight-asian="normal" style:font-style-complex="normal" style:font-weight-complex="normal"/>
    </style:style>
    <style:style style:name="T35" style:family="text">
      <style:text-properties fo:font-style="normal" fo:font-weight="normal" officeooo:rsid="0031a5f5" fo:background-color="#ffff00" style:font-style-asian="normal" style:font-weight-asian="normal" style:font-style-complex="normal" style:font-weight-complex="normal"/>
    </style:style>
    <style:style style:name="T36" style:family="text">
      <style:text-properties fo:font-style="normal" fo:font-weight="normal" fo:background-color="#00ff00" style:font-style-asian="normal" style:font-weight-asian="normal" style:font-style-complex="normal" style:font-weight-complex="normal"/>
    </style:style>
    <style:style style:name="T37" style:family="text">
      <style:text-properties fo:font-style="normal" fo:font-weight="normal" fo:background-color="#00ffff" style:font-style-asian="normal" style:font-weight-asian="normal" style:font-style-complex="normal" style:font-weight-complex="normal"/>
    </style:style>
    <style:style style:name="T38" style:family="text">
      <style:text-properties fo:font-style="normal" fo:font-weight="normal" officeooo:rsid="001a8b4a" fo:background-color="#00ffff" style:font-style-asian="normal" style:font-weight-asian="normal" style:font-style-complex="normal" style:font-weight-complex="normal"/>
    </style:style>
    <style:style style:name="T39" style:family="text">
      <style:text-properties fo:font-style="normal" fo:font-weight="normal" officeooo:rsid="001a7768" fo:background-color="#00ffff" style:font-style-asian="normal" style:font-weight-asian="normal" style:font-style-complex="normal" style:font-weight-complex="normal"/>
    </style:style>
    <style:style style:name="T40" style:family="text">
      <style:text-properties fo:font-style="normal" fo:font-weight="normal" officeooo:rsid="00513fec" fo:background-color="#00ffff" style:font-style-asian="normal" style:font-weight-asian="normal" style:font-style-complex="normal" style:font-weight-complex="normal"/>
    </style:style>
    <style:style style:name="T41" style:family="text">
      <style:text-properties fo:font-style="normal" fo:font-weight="normal" fo:background-color="transparent" style:font-style-asian="normal" style:font-weight-asian="normal" style:font-style-complex="normal" style:font-weight-complex="normal"/>
    </style:style>
    <style:style style:name="T42" style:family="text">
      <style:text-properties fo:font-style="normal" fo:font-weight="normal" officeooo:rsid="001ece30" fo:background-color="transparent" style:font-style-asian="normal" style:font-weight-asian="normal" style:font-style-complex="normal" style:font-weight-complex="normal"/>
    </style:style>
    <style:style style:name="T43" style:family="text">
      <style:text-properties fo:font-style="normal" fo:font-weight="normal" officeooo:rsid="001ece30" fo:background-color="#ff0000" style:font-style-asian="normal" style:font-weight-asian="normal" style:font-style-complex="normal" style:font-weight-complex="normal"/>
    </style:style>
    <style:style style:name="T44" style:family="text">
      <style:text-properties fo:font-style="normal" fo:font-weight="normal" officeooo:rsid="001f37b2" fo:background-color="#ff0000" style:font-style-asian="normal" style:font-weight-asian="normal" style:font-style-complex="normal" style:font-weight-complex="normal"/>
    </style:style>
    <style:style style:name="T45" style:family="text">
      <style:text-properties fo:font-style="normal" fo:background-color="#ff0000" style:font-style-asian="normal" style:font-style-complex="normal"/>
    </style:style>
    <style:style style:name="T46" style:family="text">
      <style:text-properties fo:font-style="normal" officeooo:rsid="001ece30" fo:background-color="#ff0000" style:font-style-asian="normal" style:font-style-complex="normal"/>
    </style:style>
    <style:style style:name="T47" style:family="text">
      <style:text-properties fo:font-style="normal" officeooo:rsid="0022ec91" fo:background-color="#ff0000" style:font-style-asian="normal" style:font-style-complex="normal"/>
    </style:style>
    <style:style style:name="T48" style:family="text">
      <style:text-properties fo:font-style="normal" officeooo:rsid="00327959" fo:background-color="#ff0000" style:font-style-asian="normal" style:font-style-complex="normal"/>
    </style:style>
    <style:style style:name="T49" style:family="text">
      <style:text-properties fo:color="#ffffff" fo:font-style="normal" fo:font-weight="bold" officeooo:rsid="003f87ae" fo:background-color="#000000" style:font-style-asian="normal" style:font-weight-asian="bold" style:font-style-complex="normal" style:font-weight-complex="bold"/>
    </style:style>
    <style:style style:name="T50" style:family="text">
      <style:text-properties fo:color="#ffffff" fo:font-style="normal" fo:background-color="#000000" style:font-style-asian="normal" style:font-style-complex="normal"/>
    </style:style>
    <style:style style:name="T51" style:family="text">
      <style:text-properties fo:color="#ffffff" fo:font-style="italic" fo:font-weight="normal" fo:background-color="#000000" style:font-style-asian="italic" style:font-weight-asian="normal" style:font-style-complex="italic" style:font-weight-complex="normal"/>
    </style:style>
    <style:style style:name="T52" style:family="text">
      <style:text-properties fo:color="#000000" style:font-name="Arial" fo:font-size="10pt" fo:font-style="normal" officeooo:rsid="0031a5f5" fo:background-color="#c0c0c0" style:font-size-asian="10pt" style:font-style-asian="normal" style:font-size-complex="10pt" style:font-style-complex="normal"/>
    </style:style>
    <style:style style:name="T53" style:family="text">
      <style:text-properties fo:color="#000000" style:font-name="Arial" fo:font-size="10pt" fo:font-style="normal" fo:font-weight="normal" officeooo:rsid="0031a5f5" fo:background-color="#c0c0c0" style:font-size-asian="10pt" style:font-style-asian="normal" style:font-weight-asian="normal" style:font-size-complex="10pt" style:font-style-complex="normal" style:font-weight-complex="normal"/>
    </style:style>
    <style:style style:name="T54" style:family="text">
      <style:text-properties fo:font-variant="normal" fo:text-transform="none" fo:color="#000000" style:font-name="Arial" fo:font-size="10pt" fo:letter-spacing="normal" fo:font-style="normal" style:text-underline-style="none" fo:font-weight="normal" officeooo:rsid="000f7d14" fo:background-color="transparent" style:font-size-asian="10pt" style:font-style-asian="normal" style:font-size-complex="10pt" style:font-style-complex="normal"/>
    </style:style>
    <style:style style:name="T55" style:family="text">
      <style:text-properties fo:font-variant="normal" fo:text-transform="none" fo:color="#000000" style:font-name="Arial" fo:font-size="10pt" fo:letter-spacing="normal" fo:font-style="normal" style:text-underline-style="none" fo:font-weight="normal" officeooo:rsid="001ece30" fo:background-color="#ff0000" style:font-size-asian="10pt" style:font-style-asian="normal" style:font-weight-asian="normal" style:font-size-complex="10pt" style:font-style-complex="normal" style:font-weight-complex="normal"/>
    </style:style>
    <style:style style:name="T56" style:family="text">
      <style:text-properties fo:font-variant="normal" fo:text-transform="none" fo:color="#000000" style:font-name="Arial" fo:font-size="10pt" fo:letter-spacing="normal" fo:font-style="normal" style:text-underline-style="none" fo:font-weight="normal" officeooo:rsid="001f37b2" fo:background-color="#ff0000" style:font-size-asian="10pt" style:font-style-asian="normal" style:font-weight-asian="normal" style:font-size-complex="10pt" style:font-style-complex="normal" style:font-weight-complex="normal"/>
    </style:style>
    <style:style style:name="T57" style:family="text">
      <style:text-properties fo:font-variant="normal" fo:text-transform="none" fo:color="#000000" style:font-name="Arial" fo:font-size="10pt" fo:letter-spacing="normal" fo:font-style="normal" style:text-underline-style="none" fo:font-weight="normal" officeooo:rsid="0031a5f5" fo:background-color="#c0c0c0" style:font-size-asian="10pt" style:font-style-asian="normal" style:font-weight-asian="normal" style:font-size-complex="10pt" style:font-style-complex="normal" style:font-weight-complex="normal"/>
    </style:style>
    <style:style style:name="T58" style:family="text">
      <style:text-properties fo:font-variant="normal" fo:text-transform="none" fo:color="#000000" style:font-name="Arial" fo:font-size="12pt" fo:letter-spacing="normal" fo:font-style="normal" style:text-underline-style="none" fo:font-weight="normal" officeooo:rsid="000f7d14" fo:background-color="#ff00ff"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font-name="Calibri2" fo:font-size="12pt" fo:letter-spacing="normal" fo:font-style="normal" style:text-underline-style="none" fo:font-weight="normal" officeooo:rsid="000f7d14" fo:background-color="#ff00ff"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font-name="sans-serif" fo:font-size="9.75pt" fo:letter-spacing="normal" fo:font-style="normal" fo:font-weight="bold" style:font-style-asian="normal" style:font-style-complex="normal"/>
    </style:style>
    <style:style style:name="T61" style:family="text">
      <style:text-properties officeooo:rsid="00177774"/>
    </style:style>
    <style:style style:name="T62" style:family="text">
      <style:text-properties officeooo:rsid="001958d7"/>
    </style:style>
    <style:style style:name="T63" style:family="text">
      <style:text-properties style:font-name="Arial" fo:font-size="10pt" fo:font-style="normal" fo:background-color="#00cccc" style:font-size-asian="10pt" style:font-style-asian="normal" style:font-size-complex="10pt" style:font-style-complex="normal"/>
    </style:style>
    <style:style style:name="T64" style:family="text">
      <style:text-properties style:font-name="Arial" fo:font-size="10pt" fo:font-style="normal" officeooo:rsid="0031a5f5" fo:background-color="#00cccc" style:font-size-asian="10pt" style:font-style-asian="normal" style:font-size-complex="10pt" style:font-style-complex="normal"/>
    </style:style>
    <style:style style:name="T65" style:family="text">
      <style:text-properties style:font-name="Arial" fo:font-size="10pt" fo:font-style="normal" style:font-size-asian="10pt" style:font-style-asian="normal" style:font-size-complex="10pt" style:font-style-complex="normal"/>
    </style:style>
    <style:style style:name="T66" style:family="text">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T67" style:family="text">
      <style:text-properties style:font-name="Arial" fo:font-size="10pt" fo:font-style="normal" fo:font-weight="normal" fo:background-color="#ffff00" style:font-size-asian="10pt" style:font-style-asian="normal" style:font-weight-asian="normal" style:font-size-complex="10pt" style:font-style-complex="normal" style:font-weight-complex="normal"/>
    </style:style>
    <style:style style:name="T68" style:family="text">
      <style:text-properties style:font-name="Arial" fo:font-size="10pt" fo:font-style="normal" officeooo:rsid="0031a5f5" fo:background-color="#00ff00" style:font-size-asian="10pt" style:font-style-asian="normal" style:font-size-complex="10pt" style:font-style-complex="normal"/>
    </style:style>
    <style:style style:name="T69" style:family="text">
      <style:text-properties style:font-name="Arial" fo:font-size="10pt" style:font-size-asian="10pt" style:font-size-complex="10pt"/>
    </style:style>
    <style:style style:name="T70" style:family="text">
      <style:text-properties fo:font-size="10pt" fo:font-style="normal" fo:font-weight="normal" fo:background-color="transparent" style:font-size-asian="10pt" style:font-style-asian="normal" style:font-weight-asian="normal" style:font-size-complex="10pt" style:font-style-complex="normal" style:font-weight-complex="normal"/>
    </style:style>
    <style:style style:name="T71" style:family="text">
      <style:text-properties fo:font-size="10pt" fo:font-style="italic" fo:font-weight="normal" fo:background-color="transparent" style:font-size-asian="10pt" style:font-style-asian="italic" style:font-weight-asian="normal" style:font-size-complex="10pt" style:font-style-complex="normal" style:font-weight-complex="normal"/>
    </style:style>
    <style:style style:name="T72" style:family="text">
      <style:text-properties fo:font-weight="bold" style:font-weight-asian="bold" style:font-weight-complex="bold"/>
    </style:style>
    <style:style style:name="T73" style:family="text">
      <style:text-properties fo:font-style="italic" style:font-style-asian="italic"/>
    </style:style>
    <style:style style:name="T74" style:family="text">
      <style:text-properties fo:font-style="italic" style:font-style-asian="italic" style:font-style-complex="italic"/>
    </style:style>
    <style:style style:name="T75" style:family="text">
      <style:text-properties fo:font-style="italic" officeooo:rsid="001e4882" style:font-style-asian="italic" style:font-style-complex="italic"/>
    </style:style>
    <style:style style:name="T76" style:family="text">
      <style:text-properties fo:font-style="italic" officeooo:rsid="001ece30" style:font-style-asian="italic" style:font-style-complex="italic"/>
    </style:style>
    <style:style style:name="T77" style:family="text">
      <style:text-properties fo:font-style="italic" officeooo:rsid="0045cf29" style:font-style-asian="italic" style:font-style-complex="italic"/>
    </style:style>
    <style:style style:name="T78" style:family="text">
      <style:text-properties fo:font-style="italic" officeooo:rsid="00462d65" style:font-style-asian="italic" style:font-style-complex="italic"/>
    </style:style>
    <style:style style:name="T79" style:family="text">
      <style:text-properties fo:font-style="italic" officeooo:rsid="004800c6" style:font-style-asian="italic" style:font-style-complex="italic"/>
    </style:style>
    <style:style style:name="T80" style:family="text">
      <style:text-properties fo:font-style="italic" officeooo:rsid="004a081e" style:font-style-asian="italic" style:font-style-complex="italic"/>
    </style:style>
    <style:style style:name="T81" style:family="text">
      <style:text-properties fo:font-style="italic" officeooo:rsid="004a6b95" style:font-style-asian="italic" style:font-style-complex="italic"/>
    </style:style>
    <style:style style:name="T82" style:family="text">
      <style:text-properties fo:font-style="italic" officeooo:rsid="002f519b" style:font-style-asian="italic" style:font-style-complex="italic"/>
    </style:style>
    <style:style style:name="T83" style:family="text">
      <style:text-properties fo:font-style="italic" fo:font-weight="normal" fo:background-color="transparent" style:font-style-asian="italic" style:font-weight-asian="normal" style:font-style-complex="normal" style:font-weight-complex="normal"/>
    </style:style>
    <style:style style:name="T84" style:family="text">
      <style:text-properties fo:font-style="italic" fo:font-weight="normal" officeooo:rsid="001ece30" fo:background-color="transparent" style:font-style-asian="italic" style:font-weight-asian="normal" style:font-style-complex="normal" style:font-weight-complex="normal"/>
    </style:style>
    <style:style style:name="T85" style:family="text">
      <style:text-properties fo:font-style="italic" fo:font-weight="normal" officeooo:rsid="0055ce48" style:font-style-asian="italic" style:font-weight-asian="normal" style:font-style-complex="italic"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2cadc7" style:font-weight-asian="normal" style:font-weight-complex="normal"/>
    </style:style>
    <style:style style:name="T88" style:family="text">
      <style:text-properties fo:font-weight="normal" officeooo:rsid="00377af5" style:font-weight-asian="normal" style:font-weight-complex="normal"/>
    </style:style>
    <style:style style:name="T89" style:family="text">
      <style:text-properties fo:font-weight="normal" officeooo:rsid="00388307" style:font-weight-asian="normal" style:font-weight-complex="normal"/>
    </style:style>
    <style:style style:name="T90" style:family="text">
      <style:text-properties fo:font-weight="normal" officeooo:rsid="003a5834" style:font-weight-asian="normal" style:font-weight-complex="normal"/>
    </style:style>
    <style:style style:name="T91" style:family="text">
      <style:text-properties fo:font-weight="normal" officeooo:rsid="003c092a" style:font-weight-asian="normal" style:font-weight-complex="normal"/>
    </style:style>
    <style:style style:name="T92" style:family="text">
      <style:text-properties fo:font-weight="normal" officeooo:rsid="005cc0d8" style:font-weight-asian="normal" style:font-weight-complex="normal"/>
    </style:style>
    <style:style style:name="T93" style:family="text">
      <style:text-properties officeooo:rsid="001a8b4a"/>
    </style:style>
    <style:style style:name="T94" style:family="text">
      <style:text-properties fo:color="#ff0000" fo:font-size="8pt" fo:font-style="normal" officeooo:rsid="00344572" style:font-size-asian="8pt" style:font-style-asian="normal" style:font-size-complex="8pt" style:font-style-complex="normal"/>
    </style:style>
    <style:style style:name="T95" style:family="text">
      <style:text-properties style:font-name="Calibri2" fo:font-style="normal" fo:background-color="#ff00ff" style:font-style-asian="normal" style:font-style-complex="normal"/>
    </style:style>
    <style:style style:name="T96" style:family="text">
      <style:text-properties style:font-name="Calibri2" fo:font-style="normal" officeooo:rsid="001e4882" fo:background-color="#ff00ff" style:font-style-asian="normal" style:font-style-complex="normal"/>
    </style:style>
    <style:style style:name="T97" style:family="text">
      <style:text-properties style:font-name="Calibri2" fo:font-style="normal" fo:font-weight="normal" officeooo:rsid="001e4882" fo:background-color="#ff00ff" style:font-style-asian="normal" style:font-weight-asian="normal" style:font-style-complex="normal" style:font-weight-complex="normal"/>
    </style:style>
    <style:style style:name="T98" style:family="text">
      <style:text-properties officeooo:rsid="001ece30"/>
    </style:style>
    <style:style style:name="T99" style:family="text">
      <style:text-properties officeooo:rsid="0022f8a2"/>
    </style:style>
    <style:style style:name="T100" style:family="text">
      <style:text-properties officeooo:rsid="00244c3d"/>
    </style:style>
    <style:style style:name="T101" style:family="text">
      <style:text-properties officeooo:rsid="0025c3ef"/>
    </style:style>
    <style:style style:name="T102" style:family="text">
      <style:text-properties officeooo:rsid="00271f66"/>
    </style:style>
    <style:style style:name="T103" style:family="text">
      <style:text-properties officeooo:rsid="0028effe"/>
    </style:style>
    <style:style style:name="T104" style:family="text">
      <style:text-properties officeooo:rsid="00290044"/>
    </style:style>
    <style:style style:name="T105" style:family="text">
      <style:text-properties officeooo:rsid="0029d46f"/>
    </style:style>
    <style:style style:name="T106" style:family="text">
      <style:text-properties officeooo:rsid="002c4f51"/>
    </style:style>
    <style:style style:name="T107" style:family="text">
      <style:text-properties officeooo:rsid="002cadc7"/>
    </style:style>
    <style:style style:name="T108" style:family="text">
      <style:text-properties officeooo:rsid="002ed23f"/>
    </style:style>
    <style:style style:name="T109" style:family="text">
      <style:text-properties officeooo:rsid="002f519b"/>
    </style:style>
    <style:style style:name="T110" style:family="text">
      <style:text-properties officeooo:rsid="00300a08"/>
    </style:style>
    <style:style style:name="T111" style:family="text">
      <style:text-properties officeooo:rsid="0031a5f5"/>
    </style:style>
    <style:style style:name="T112" style:family="text">
      <style:text-properties officeooo:rsid="00364024"/>
    </style:style>
    <style:style style:name="T113" style:family="text">
      <style:text-properties officeooo:rsid="00377af5"/>
    </style:style>
    <style:style style:name="T114" style:family="text">
      <style:text-properties officeooo:rsid="00388307"/>
    </style:style>
    <style:style style:name="T115" style:family="text">
      <style:text-properties officeooo:rsid="003a5834"/>
    </style:style>
    <style:style style:name="T116" style:family="text">
      <style:text-properties officeooo:rsid="003de2c8"/>
    </style:style>
    <style:style style:name="T117" style:family="text">
      <style:text-properties officeooo:rsid="0041830d"/>
    </style:style>
    <style:style style:name="T118" style:family="text">
      <style:text-properties officeooo:rsid="00432cac"/>
    </style:style>
    <style:style style:name="T119" style:family="text">
      <style:text-properties officeooo:rsid="00447313"/>
    </style:style>
    <style:style style:name="T120" style:family="text">
      <style:text-properties officeooo:rsid="0045cf29"/>
    </style:style>
    <style:style style:name="T121" style:family="text">
      <style:text-properties officeooo:rsid="00462d65"/>
    </style:style>
    <style:style style:name="T122" style:family="text">
      <style:text-properties officeooo:rsid="004800c6"/>
    </style:style>
    <style:style style:name="T123" style:family="text">
      <style:text-properties officeooo:rsid="00481d56"/>
    </style:style>
    <style:style style:name="T124" style:family="text">
      <style:text-properties officeooo:rsid="00493b44"/>
    </style:style>
    <style:style style:name="T125" style:family="text">
      <style:text-properties officeooo:rsid="0049f259"/>
    </style:style>
    <style:style style:name="T126" style:family="text">
      <style:text-properties officeooo:rsid="004a081e"/>
    </style:style>
    <style:style style:name="T127" style:family="text">
      <style:text-properties officeooo:rsid="004c4565"/>
    </style:style>
    <style:style style:name="T128" style:family="text">
      <style:text-properties officeooo:rsid="004d744d"/>
    </style:style>
    <style:style style:name="T129" style:family="text">
      <style:text-properties officeooo:rsid="00539d07"/>
    </style:style>
    <style:style style:name="T130" style:family="text">
      <style:text-properties officeooo:rsid="0055ce48"/>
    </style:style>
    <style:style style:name="T131" style:family="text">
      <style:text-properties officeooo:rsid="00582bf1"/>
    </style:style>
    <style:style style:name="T132" style:family="text">
      <style:text-properties officeooo:rsid="0059cc10"/>
    </style:style>
    <style:style style:name="T133" style:family="text">
      <style:text-properties officeooo:rsid="005a57dc"/>
    </style:style>
    <style:style style:name="T134" style:family="text">
      <style:text-properties officeooo:rsid="005b5a20"/>
    </style:style>
    <style:style style:name="T135" style:family="text">
      <style:text-properties officeooo:rsid="005c93c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_mcePaste" text:anchor-type="page" text:anchor-page-number="1" svg:x="-264.583cm" svg:y="0cm" svg:width="0.041cm" draw:z-index="0">
        <draw:text-box fo:min-height="0.041cm">
          <text:p text:style-name="Text_20_body">As it turns out, an enormous amount of material and resources are required in order to establish<text:line-break/>and convey the sense of the virtual.</text:p>
        </draw:text-box>
      </draw:frame>
      <draw:frame draw:style-name="fr1" draw:name="_mcePaste1" text:anchor-type="page" text:anchor-page-number="1" svg:x="-264.583cm" svg:y="11.748cm" svg:width="0.041cm" draw:z-index="1">
        <draw:text-box fo:min-height="0.041cm">
          <text:p text:style-name="P4">Victor Buchli <text:line-break/></text:p>
        </draw:text-box>
      </draw:frame>
      <draw:frame draw:style-name="fr1" draw:name="_mcePaste2" text:anchor-type="page" text:anchor-page-number="1" svg:x="-264.583cm" svg:y="0cm" svg:width="0.041cm" draw:z-index="2">
        <draw:text-box fo:min-height="0.041cm">
          <text:h text:style-name="P5" text:outline-level="1">Pure Data</text:h>
        </draw:text-box>
      </draw:frame>
      <text:p text:style-name="P37"><text:bookmark text:name="internal-source-marker_0.6690326128154993"/><text:span text:style-name="Emphasis"><text:span text:style-name="T51">Digital Design Tactics</text:span></text:span></text:p>
      <text:p text:style-name="P37"><text:span text:style-name="Emphasis"><text:span text:style-name="T50">Methods of Emergence and Computation for a New Practice of Open Source Architecture and Urbanism </text:span></text:span></text:p>
      <text:p text:style-name="P14"><text:span text:style-name="Emphasis"><text:span text:style-name="T60"/></text:span></text:p>
      <text:p text:style-name="PL-Quote"><text:span text:style-name="Emphasis">“The future is already here — it's just not very evenly distributed”</text:span></text:p>
      <text:p text:style-name="PL-Quote"><text:span text:style-name="Emphasis">William Gibson</text:span></text:p>
      <text:p text:style-name="PL-Quote"><text:span text:style-name="Emphasis"><text:span text:style-name="T94"/></text:span></text:p>
      <text:p text:style-name="P31"><text:span text:style-name="Emphasis">"Technologies and scientific discourses can be partially understood as formalizations i.e. frozen moments, of the fluid social interactions constituting them, but they should also be viewed as instruments for enforcing meanings" <text:s/></text:span></text:p>
      <text:p text:style-name="P31"><text:span text:style-name="Emphasis"><text:span text:style-name="T112">Donna </text:span></text:span><text:span text:style-name="Emphasis">Haraway</text:span></text:p>
      <text:p text:style-name="PL-Paragraph"><text:span text:style-name="Emphasis"><text:span text:style-name="T5"><text:line-break/></text:span></text:span><text:bookmark text:name="internal-source-marker_0.0223674937151372431"/><text:span text:style-name="Emphasis"><text:span text:style-name="T5">This research is concerned with defining an alternative form of ‘open-source’ architectural practice </text:span></text:span><text:span text:style-name="Emphasis"><text:span text:style-name="T22">of </text:span></text:span><text:span text:style-name="Emphasis"><text:span text:style-name="T5">computational methods</text:span></text:span><text:bookmark text:name="internal-source-marker_0.022367493715137243"/><text:span text:style-name="Emphasis"><text:span text:style-name="T5">. How can critical approaches to computing inform a practice of architecture that is defined by </text:span></text:span><text:span text:style-name="Emphasis"><text:span text:style-name="T22">such</text:span></text:span><text:span text:style-name="Emphasis"><text:span text:style-name="T5"> methods, rather than one that </text:span></text:span><text:span text:style-name="Emphasis"><text:span text:style-name="T22">only </text:span></text:span><text:span text:style-name="Emphasis"><text:span text:style-name="T5">is composed of tools? </text:span></text:span></text:p>
      <text:p text:style-name="P56"><text:span text:style-name="Emphasis"><text:span text:style-name="T5">Th</text:span></text:span><text:span text:style-name="Emphasis"><text:span text:style-name="T10">is work </text:span></text:span><text:span text:style-name="Emphasis"><text:span text:style-name="T5">will be framed by contemporary feminist theories of situated knowledge with regard to the broad question of science practice and its societal implications [Haraway, Braidotti] and the more specific issue of historical </text:span></text:span><text:span text:style-name="Emphasis"><text:span text:style-name="T22">narrative</text:span></text:span><text:span text:style-name="Emphasis"><text:span text:style-name="T5"> of computing </text:span></text:span><text:span text:style-name="Emphasis"><text:span text:style-name="T22">that has lead to alternate formations such of terms such as cyborgs [Haraway] and post-humans</text:span></text:span><text:span text:style-name="Emphasis"><text:span text:style-name="T5"> [Hayles]. <text:line-break/><text:line-break/>I intend to use this approach to situated (scientific) knowledge in order to ‘re-evaluate’ and perhaps ‘reclaim’ in some way two theories, that I would say have often been placed somewhat in opposition, within an idea of computational science - Emergence [De Landa, </text:span></text:span><text:span text:style-name="Emphasis"><text:span text:style-name="T22">Prigogine, Barad</text:span></text:span><text:span text:style-name="Emphasis"><text:span text:style-name="T5">] </text:span></text:span><text:span text:style-name="Emphasis"><text:span text:style-name="T23">in terms of 'simulation'</text:span></text:span><text:span text:style-name="Emphasis"><text:span text:style-name="T5"> and Cybernetics [as established by Weiner et al and then re-conceptualised by Maturana and Varela] </text:span></text:span><text:span text:style-name="Emphasis"><text:span text:style-name="T23">in terms of a 'practitioner' of computational methods. </text:span></text:span><text:span text:style-name="Emphasis"><text:span text:style-name="T5">Both </text:span></text:span><text:span text:style-name="Emphasis"><text:span text:style-name="T23">strands </text:span></text:span><text:span text:style-name="Emphasis"><text:span text:style-name="T5">have, in some way, been (</text:span></text:span><text:span text:style-name="Emphasis"><text:span text:style-name="T22">at least </text:span></text:span><text:span text:style-name="Emphasis"><text:span text:style-name="T5">temporarily) adopted in the history architectural practice and design - in terms of, say, the exhibition Cybernetic Serendipity in London in 1968 as well as more recently in the sort of ‘generative design’ seen in the work of </text:span></text:span><text:span text:style-name="Emphasis"><text:span text:style-name="T24">diverse range of </text:span></text:span><text:span text:style-name="Emphasis"><text:span text:style-name="T5">practices <text:s/></text:span></text:span><text:span text:style-name="Emphasis"><text:span text:style-name="T22">- </text:span></text:span><text:span text:style-name="Emphasis"><text:span text:style-name="T5"><text:s/>but that, for the most part, </text:span></text:span><text:span text:style-name="Emphasis"><text:span text:style-name="T22">have focused solely</text:span></text:span><text:span text:style-name="Emphasis"><text:span text:style-name="T5"> on spatial </text:span></text:span><text:span text:style-name="Emphasis"><text:span text:style-name="T22">architectural </text:span></text:span><text:span text:style-name="Emphasis"><text:span text:style-name="T5">applications of terms such as 'morphogenesis'.</text:span></text:span></text:p>
      <text:p text:style-name="P57"><text:span text:style-name="Emphasis"><text:span text:style-name="T5">Within the context of the ideas of situated knowledge is my intention to 're-rehabilitate' these </text:span></text:span><text:span text:style-name="Emphasis"><text:span text:style-name="T22">now </text:span></text:span><text:span text:style-name="Emphasis"><text:span text:style-name="T5">discarded ideas/ technology/ code of these theories and </text:span></text:span><text:span text:style-name="Emphasis"><text:span text:style-name="T22">explore the alternative uses that they suggest within architectural practice. </text:span></text:span><text:span text:style-name="Emphasis"><text:span text:style-name="T5">Further to this, I not only want 're</text:span></text:span><text:span text:style-name="Emphasis"><text:span text:style-name="T22">cycle</text:span></text:span><text:span text:style-name="Emphasis"><text:span text:style-name="T5">' the algorithms </text:span></text:span><text:span text:style-name="Emphasis"><text:span text:style-name="T22">themselves</text:span></text:span><text:span text:style-name="Emphasis"><text:span text:style-name="T5">, but </text:span></text:span><text:span text:style-name="Emphasis"><text:span text:style-name="T22">include</text:span></text:span><text:span text:style-name="Emphasis"><text:span text:style-name="T5"> them into a new, </text:span></text:span><text:span text:style-name="Emphasis"><text:span text:style-name="T22">expanded</text:span></text:span><text:span text:style-name="Emphasis"><text:span text:style-name="T5"> </text:span></text:span><text:span text:style-name="Emphasis"><text:span text:style-name="T22">idea</text:span></text:span><text:span text:style-name="Emphasis"><text:span text:style-name="T5"> of 'open source', </text:span></text:span><text:span text:style-name="Emphasis"><text:span text:style-name="T22">that retains a focus on</text:span></text:span><text:span text:style-name="Emphasis"><text:span text:style-name="T5"> access to computational technology, but that also </text:span></text:span><text:span text:style-name="Emphasis"><text:span text:style-name="T22">incorporates</text:span></text:span><text:span text:style-name="Emphasis"><text:span text:style-name="T5"> </text:span></text:span><text:span text:style-name="Emphasis"><text:span text:style-name="T22">way of democratising the knowledge (and its means of production) of</text:span></text:span><text:span text:style-name="Emphasis"><text:span text:style-name="T5"> the 'scientific' concepts </text:span></text:span><text:span text:style-name="Emphasis"><text:span text:style-name="T22">relating to </text:span></text:span><text:span text:style-name="Emphasis"><text:span text:style-name="T5">emergence –</text:span></text:span><text:span text:style-name="Emphasis"><text:span text:style-name="T22"> an open source' approach that is about both 'skills' and 'knowledges'.</text:span></text:span><text:span text:style-name="Emphasis"><text:span text:style-name="T5"><text:line-break/><text:line-break/>I will </text:span></text:span><text:span text:style-name="Emphasis"><text:span text:style-name="T10">attempt to </text:span></text:span><text:span text:style-name="Emphasis"><text:span text:style-name="T5">place </text:span></text:span><text:span text:style-name="Emphasis"><text:span text:style-name="T10">all of </text:span></text:span><text:span text:style-name="Emphasis"><text:span text:style-name="T22">this </text:span></text:span><text:span text:style-name="Emphasis"><text:span text:style-name="T5">within a notion of a new form of ‘Digital Ecologies’ [Guattari, </text:span></text:span><text:span text:style-name="Emphasis"><text:span text:style-name="T22">Bateson</text:span></text:span><text:span text:style-name="Emphasis"><text:span text:style-name="T5">], </text:span></text:span><text:span text:style-name="Emphasis"><text:span text:style-name="T22">formed from </text:span></text:span><text:span text:style-name="Emphasis"><text:span text:style-name="T5">the consequences – </text:span></text:span><text:span text:style-name="Emphasis"><text:span text:style-name="T22">knowledge, </text:span></text:span><text:span text:style-name="Emphasis"><text:span text:style-name="T5">material, environment, bodies, politics, technologies, economies - of the current paradigm of ‘technological transience’ [Gabrys].</text:span></text:span></text:p>
      <text:p text:style-name="PL-Paragraph"><text:span text:style-name="Emphasis"><text:span text:style-name="T54"/></text:span></text:p>
      <text:p text:style-name="P6"><text:span text:style-name="Emphasis"><text:span text:style-name="T98">principle topics</text:span></text:span></text:p>
      <text:p text:style-name="PL-Header"><text:span text:style-name="Emphasis"/></text:p>
      <text:p text:style-name="P39"><text:span text:style-name="Emphasis"><text:span text:style-name="T2">Digital Ecologies - Traces of Computational Technology</text:span></text:span><text:span text:style-name="Emphasis"><text:span text:style-name="T36"> </text:span></text:span></text:p>
      <text:p text:style-name="P39"><text:span text:style-name="Emphasis"><text:span text:style-name="T36">[Guattari, Gabrys, Bateson]</text:span></text:span></text:p>
      <text:p text:style-name="P38"/>
      <text:p text:style-name="P38"><text:span text:style-name="Emphasis"><text:span text:style-name="T27">Situated Knowledge - Cyber-Feminism </text:span></text:span><text:span text:style-name="Emphasis"><text:span text:style-name="T28">and Fusions</text:span></text:span></text:p>
      <text:p text:style-name="P38"><text:span text:style-name="Emphasis"><text:span text:style-name="T34">[Haraway, Braidotti, Hayles]</text:span></text:span></text:p>
      <text:p text:style-name="P41"><text:span text:style-name="Emphasis"><text:span text:style-name="T5"><text:line-break/></text:span></text:span><text:span text:style-name="Emphasis"><text:span text:style-name="T32">Science</text:span></text:span><text:span text:style-name="Emphasis"><text:span text:style-name="T33">s</text:span></text:span><text:span text:style-name="Emphasis"><text:span text:style-name="T32"> of Computing</text:span></text:span><text:span text:style-name="Emphasis"><text:span text:style-name="T30">– Cybernetics and Emergence </text:span></text:span></text:p>
      <text:p text:style-name="P38"><text:span text:style-name="Emphasis"><text:span text:style-name="T37">[Weiner, Pask, Maturana &amp; Varela] </text:span></text:span><text:span text:style-name="Emphasis"><text:span text:style-name="T39">and </text:span></text:span><text:span text:style-name="Emphasis"><text:span text:style-name="T37">[De Landa, </text:span></text:span><text:span text:style-name="Emphasis"><text:span text:style-name="T40">Prigogine, Barad</text:span></text:span><text:span text:style-name="Emphasis"><text:span text:style-name="T37">] </text:span></text:span></text:p>
      <text:p text:style-name="P38"><text:span text:style-name="Emphasis"><text:span text:style-name="T37"/></text:span></text:p>
      <text:p text:style-name="P32"><text:span text:style-name="Emphasis"><text:span text:style-name="T46">Open Source</text:span></text:span><text:span text:style-name="Emphasis"><text:span text:style-name="T45"> – <text:s/></text:span></text:span><text:span text:style-name="Emphasis"><text:span text:style-name="T47">Re-constructing Building Computing Knowledge</text:span></text:span></text:p>
      <text:p text:style-name="P36"><text:span text:style-name="Emphasis"><text:span text:style-name="T43">[F</text:span></text:span><text:span text:style-name="Emphasis"><text:span text:style-name="T44">uller..................</text:span></text:span><text:span text:style-name="Emphasis"><text:span text:style-name="T43">]</text:span></text:span></text:p>
      <text:p text:style-name="PL-Title"/>
      <text:p text:style-name="P2"><text:span text:style-name="Emphasis"><text:span text:style-name="T5"><text:line-break/></text:span></text:span><text:span text:style-name="Emphasis"><text:span text:style-name="T75">'</text:span></text:span><text:span text:style-name="Emphasis"><text:span text:style-name="T76">s</text:span></text:span><text:span text:style-name="Emphasis"><text:span text:style-name="T75">hallow' Case Studies</text:span></text:span></text:p>
      <text:p text:style-name="P2"><text:span text:style-name="Emphasis"><text:span text:style-name="T75"/></text:span></text:p>
      <text:p text:style-name="P38"><text:span text:style-name="Emphasis"><text:span text:style-name="T96">Emergent Design </text:span></text:span><text:span text:style-name="Emphasis"><text:span text:style-name="T95"><text:s/>– methods of ‘</text:span></text:span><text:span text:style-name="Emphasis"><text:span text:style-name="T96">Generative</text:span></text:span><text:span text:style-name="Emphasis"><text:span text:style-name="T95">’ </text:span></text:span><text:span text:style-name="Emphasis"><text:span text:style-name="T96">computing in </text:span></text:span><text:span text:style-name="Emphasis"><text:span text:style-name="T95">architecture </text:span></text:span></text:p>
      <text:p text:style-name="P38"><text:span text:style-name="Emphasis"><text:span text:style-name="T97">[Derix, Hensel, Menges et al, Aranda Lasch.....]</text:span></text:span></text:p>
      <text:p text:style-name="P38"><text:span text:style-name="Emphasis"><text:span text:style-name="T95">Democratising Technology – methods of ‘Open source’ </text:span></text:span><text:span text:style-name="Emphasis"><text:span text:style-name="T96">computing in </text:span></text:span><text:span text:style-name="Emphasis"><text:span text:style-name="T95">architecture </text:span></text:span></text:p>
      <text:p text:style-name="P34"><text:span text:style-name="Emphasis"><text:span text:style-name="T59">[Hackitechtura, Constant, 'Fab Labs'...]</text:span></text:span></text:p>
      <text:p text:style-name="P34"><text:span text:style-name="Emphasis"><text:span text:style-name="T58"/></text:span></text:p>
      <text:p text:style-name="P9"><text:span text:style-name="Emphasis"><text:span text:style-name="T26">Digital Ecologies - Traces of Computational Technology </text:span></text:span></text:p>
      <text:p text:style-name="PL-Title"><text:span text:style-name="Emphasis"><text:span text:style-name="T36">GUATTARI - The Three Ecologies</text:span></text:span></text:p>
      <text:p text:style-name="PL-Title"><text:span text:style-name="Emphasis"><text:span text:style-name="T36"/></text:span></text:p>
      <text:p text:style-name="PL-Quote"><text:span text:style-name="Emphasis">"Now more than ever, nature cannot be separated from culture...we must learn to think transversally" [p43]</text:span></text:p>
      <text:p text:style-name="PL-Paragraph"><text:span text:style-name="T61">W</text:span>ritten in the late 1980s, this book is concerned with what <text:span text:style-name="T99">G</text:span>uattari sees as a crucial moment of 'transformation' for 'The Earth', related to developments in technology and science, which he views as largely negative [at least in terms of their impact on 'human modes of life']. Guattari complains of the inability of the political structures to recognise the relations between these three ecologies, and to only focus on <text:span text:style-name="T129">discrete aspects</text:span>, <text:span text:style-name="T129">such as </text:span>reducing carbon as a discrete task.</text:p>
      <text:p text:style-name="PL-Paragraph">This is framed within a summary of Guattari's well known critiques of 'Integrated World Capitalism' and the identification of the paradox - new technologies are being developed that may be capable of resolving the ecological issues but they are restricted by the inability of social and political structures to harness them.</text:p>
      <text:p text:style-name="P58">For Guattari, the political context it is no longer about the traditional oppositional set<text:span text:style-name="T99">-</text:span>up <text:span text:style-name="T99">- for example, </text:span>working class <text:span text:style-name="T129">v</text:span>s middle class - but instead <text:span text:style-name="T99">it is</text:span> 'multi-polar' <text:span text:style-name="T99">and </text:span><text:span text:style-name="T129">brings </text:span><text:span text:style-name="T99">with it new difficulties and challenges </text:span><text:span text:style-name="T129">as a product of this</text:span><text:span text:style-name="T99"> </text:span><text:span text:style-name="T129">'</text:span><text:span text:style-name="T99">decentralization</text:span><text:span text:style-name="T129">'</text:span><text:span text:style-name="T99">. </text:span><text:span text:style-name="T100">This is described as both a part of the 'contemporary' condition and a continuing goal – to seek further </text:span><text:span text:style-name="T99">decentralization, </text:span><text:span text:style-name="T100">as "...a process of continuous re-singularization" </text:span><text:span text:style-name="T99">[p6</text:span><text:span text:style-name="T100">8</text:span><text:span text:style-name="T99">]</text:span><text:span text:style-name="T100">- becoming more more </text:span><text:span text:style-name="T99">different </text:span><text:span text:style-name="T100">and more united.</text:span></text:p>
      <text:p text:style-name="P72"><text:span text:style-name="T100">"A new ecospohy....Rather than being a discipline of refolding on interiority, or a simple renewal of earlier forms of 'militancy' it will be a multi-faceted movement, deploying agencies [instances] and </text:span><text:span text:style-name="T99">dis-positives</text:span><text:span text:style-name="T100"> that will simultaneously analyses and produce subjectivity." </text:span><text:span text:style-name="T61">[</text:span><text:span text:style-name="T100">p68</text:span><text:span text:style-name="T61">]</text:span></text:p>
      <text:p text:style-name="P58"><text:span text:style-name="T99">As well as defining th</text:span><text:span text:style-name="T100">is context</text:span><text:span text:style-name="T99">, he hints at the nature of the challenge in forming </text:span><text:span text:style-name="T100">this</text:span><text:span text:style-name="T99"> new kind a</text:span><text:span text:style-name="T100">pproach and</text:span><text:span text:style-name="T99"> discipline </text:span>"...the three ecologies are also distinct from the point of view of the practices that characterise them." [p69]. <text:span text:style-name="T99">And from the point of interest of my research, this poses a follow on question about the kind of practitioner that would operate between these disciplines –</text:span><text:span text:style-name="T100"> the </text:span><text:span text:style-name="T101">'</text:span><text:span text:style-name="T100">individual</text:span><text:span text:style-name="T101">' </text:span><text:span text:style-name="T100">(human subjectivity</text:span><text:span text:style-name="T129"> in Guattari's terms)</text:span><text:span text:style-name="T100"> the social and the environmental.</text:span></text:p>
      <text:p text:style-name="P16"><text:span text:style-name="T100">In terms of technology, Guattari is </text:span><text:span text:style-name="T101">sceptical of the current possibilities</text:span><text:span text:style-name="T100"> of human 'techno-science' and it limitations, which </text:span><text:span text:style-name="T129">he sees</text:span><text:span text:style-name="T100"> a product of the social and political organisation</text:span><text:span text:style-name="T129">al</text:span><text:span text:style-name="T100"> structures that he is more widely critical </text:span><text:span text:style-name="T129">of</text:span><text:span text:style-name="T100">. </text:span><text:span text:style-name="T101">He cites Chernobyl and AIDS (both hugely significant at the time) as examples of these limits and goes as far as to describe them (presumably facetiously) as 'natures backlash</text:span><text:span text:style-name="T129">'</text:span><text:span text:style-name="T101"> [p42]. This is the context of his call for a re-evaluation of 'techno-science' and its relationship with the three ecologies.</text:span></text:p>
      <text:p text:style-name="P43">Guattari advises a<text:span text:style-name="T129">n</text:span> acceptance <text:span text:style-name="T129">(somewhat reluctantly)</text:span> of the changes brought b<text:span text:style-name="T129">y</text:span> the rapid technological developments <text:span text:style-name="T129">witnessed</text:span> – <text:span text:style-name="T129">citing</text:span> genetic engineering and a digitally networked urban 'infrastructure' <text:span text:style-name="T129">as examples, </text:span>but <text:span text:style-name="T129">that it requires a reconfigurations the</text:span> social <text:span text:style-name="T129">structures that produce such </text:span>'techno-science' <text:span text:style-name="T129">in order for it to be able </text:span>to respond to this new <text:span text:style-name="T129">multi-polar political context.</text:span></text:p>
      <text:p text:style-name="P43">It seems implicit within Guattari's challenge that this reconfiguration must in some way be continuous - i.e. this moment does not represent a 'one off event' to which society must adapt. The very fact that such social structures are failing to adapt is a critique in itself of their limitations. And there is, therefore, an idea of resilience within this challenge.</text:p>
      <text:p text:style-name="P44">The 'individual', or human subjectivity, is (as one would expect) central to Guattari's construction of the three ecologies;</text:p>
      <text:p text:style-name="PL-Quote">"...it appears to me crucial that we rid ourselves of all scientific references and metaphors in order to forge new paradigms that are instead ethico-aesthetic in their inspiration." [p37]</text:p>
      <text:p text:style-name="P17"><text:span text:style-name="T101">H</text:span><text:span text:style-name="T102">e goes on to frame</text:span><text:span text:style-name="T101"> his position on human subjectivity and action in </text:span><text:span text:style-name="T102">(mild) </text:span><text:span text:style-name="T101">opposition to that of Gregory Bateson (a quote from whom Guattari uses to begin the essay - "There is an ecology of bad ideas, just as </text:span><text:span text:style-name="T101">there is an ecology of weeds")</text:span></text:p>
      <text:p text:style-name="P44"><text:soft-page-break/></text:p>
      <text:p text:style-name="PL-Quote">"I myself have come to regard the apprehension of a physical fact as inseparable from the assemblage of enunciation that engenders it, both as fact and expressive process." [p37]</text:p>
      <text:p text:style-name="PL-Quote">"It is quite wrong to make a distinction between action on the psyche, the socius and the environment". [p41]</text:p>
      <text:p text:style-name="PL-Paragraph">Guattari agrees with Bateson that an 'ecology of ideas' is organised into systems (Bateson uses the term 'minds', but disagrees that 'action' forms part of a subsystem of 'context'. Guattari's position is existential - 'context' only exists because of 'action' and there fore there is no 'sub', no hiera<text:span text:style-name="T102">r</text:span>chy of such components as 'action' or 'context'. Instead, the 'context' is dynamically defined by the action multiple possibilities of 'action' must therefore create multiples of 'context'. </text:p>
      <text:p text:style-name="P59"><text:span text:style-name="T130">Of interest to my research is what form a 'digital ecology' take, within Guattari' framework....?</text:span></text:p>
      <text:p text:style-name="P73"><text:span text:style-name="T100">the individual</text:span><text:span text:style-name="T130"> as </text:span><text:span text:style-name="T85">situated knowledge and multiple subjectivities?</text:span></text:p>
      <text:p text:style-name="P73"><text:span text:style-name="T100">the social </text:span><text:span text:style-name="T130">as </text:span><text:span text:style-name="T85">open source practices?</text:span></text:p>
      <text:p text:style-name="P73"><text:span text:style-name="T100">the environmental </text:span><text:span text:style-name="T130">as </text:span><text:span text:style-name="T85">the material consequences digital technology? </text:span></text:p>
      <text:p text:style-name="PL-Title"><text:span text:style-name="Emphasis"><text:span text:style-name="T67"/></text:span></text:p>
      <text:p text:style-name="PL-Title"><text:span text:style-name="Emphasis"><text:span text:style-name="T36"/></text:span></text:p>
      <text:p text:style-name="P9"><text:span text:style-name="Emphasis"><text:span text:style-name="T36">GABRYS - Digital Rubbish: A Natural History of Electronics</text:span></text:span></text:p>
      <text:p text:style-name="PL-Title"><text:span text:style-name="Emphasis"><text:span text:style-name="T5"/></text:span></text:p>
      <text:p text:style-name="PL-Paragraph">Gabrys <text:span text:style-name="T131">employsc <text:s/></text:span>'natural history' <text:span text:style-name="T131">as both </text:span>analogy and methodology to describe what constitutes 'Digital Rubbish' and the process<text:span text:style-name="T131">es</text:span> that are responsible for it. She adopts, as a methodological starting point, Walter Benjamin<text:span text:style-name="T103">'</text:span>s own use of 'fossils as the sites of study. As Gabrys explains, this allows the investigation to be freed from the conventional and limiting framework, <text:span text:style-name="T131">often associated with technolgoy, </text:span>of 'progress' and 'invention' an instead focus on the "...the ways in which electronic technologies fail and decay." [p7]. Gabrys is looking for a technological narrative that is able to encompass "...complex and contingent material events." [p8] - political, economic and cultural.</text:p>
      <text:p text:style-name="P60">This 'natural history' is constructed through conceiving a system of technology that has been dis-assembled <text:span text:style-name="T103">- </text:span>broken into discrete components; the microchip [the processor], the screen [the interface], the plastic case [the container], the archive [the memory]. These components are recognisable the constituent element of any common personal computer, however, they are used by Gabrys at different scales of 'operation' and at different times of 'functionality' - 'the processor' is the <text:span text:style-name="T131">seen as </text:span>result of precise chemical transformations, 'the screen' is that of the NASDAQ stock exchange in New York <text:span text:style-name="T131">and</text:span> the plastic case in understood through the waste disposal site in Guangdong, China on which it ends up. <text:span text:style-name="T131">As Gabrys notes though, each of these 'site's are relevant beyond their purely physical description. Gabrys sees the fossil </text:span><text:span text:style-name="T103">(</text:span><text:span text:style-name="T131">and by exten</text:span><text:span text:style-name="T103">s</text:span><text:span text:style-name="T131">ion, the fossilised site</text:span><text:span text:style-name="T103">)</text:span><text:span text:style-name="T131"> not as the </text:span><text:span text:style-name="T103">(conventional)</text:span><text:span text:style-name="T131"> physical </text:span><text:span text:style-name="T104">artefact</text:span><text:span text:style-name="T131">, but instead the intersection between all of the processes by which electronic waste is created.</text:span></text:p>
      <text:p text:style-name="PL-Quote"><text:span text:style-name="T131">“[they are]….</text:span> temporal zones that register the speed and volume of production, consumption, and disposal of digital technologies." p14]</text:p>
      <text:p text:style-name="P61"><text:span text:style-name="T132">R</text:span>ather than <text:span text:style-name="T131">seeing them</text:span> <text:span text:style-name="T131">as </text:span>'de-materialized technologies<text:span text:style-name="T132">' (</text:span><text:span text:style-name="T131">as they are often seen by </text:span>contemporary mainstream <text:s/><text:span text:style-name="T131">- see </text:span>descriptions such as 'the cloud'<text:span text:style-name="T132">) Gabrys is</text:span> <text:span text:style-name="T132">exploring the consequences of our</text:span> <text:span text:style-name="T132">current condition of </text:span><text:span text:style-name="T131">'</text:span>technological transience<text:span text:style-name="T131">'</text:span> through a process of <text:span text:style-name="T104">materialisation</text:span><text:span text:style-name="T131"> </text:span><text:span text:style-name="T132">and how we must re-assess this condition in light this theory of 'digital rubbish'.</text:span></text:p>
      <text:p text:style-name="P61">Through the 'fossilized' site of the chip, we see unfold, <text:span text:style-name="T132">through the chemical scale,</text:span> the complex interactions and transformations <text:span text:style-name="T132">necessary in the production of processor chip</text:span> - <text:span text:style-name="T132">t</text:span>he process involved in converting abundant silicon into chips, a bodily scale, the effect of these process on the bodies of the workers and the global scale <text:span text:style-name="T132">and </text:span>the ground contamination <text:span text:style-name="T132">from</text:span> the by<text:span text:style-name="T132">-</text:span>produc<text:span text:style-name="T132">t</text:span>s. <text:span text:style-name="T132">W</text:span>hat is described is the <text:span text:style-name="T104">materialisation</text:span> of the 'Moores Law' [that the number of transistors on integrated circuits doubles approximately every two years, as stated in 1965 by Gordon Moore, co founder of Intel].In the context of the material processes associated with the mass-scale production of computer chips, this constitutes less a 'Law' or even a forecast and more of an industry growth strategy and for Gabrys it can certainly be seen in terms of a 'self-fulfilling prophecy' <text:span text:style-name="T132">rather than the prediction of a far thinking visionary</text:span>. It is certainly a long way from the commonly held, almost 'mystical', interpretation that there is some, as yet, not fully understood, underlying aspect of computational technology that is driving its development in line with this prediction. </text:p>
      <text:p text:style-name="PL-Quote">"New economies, together with new arrangements of labo<text:span text:style-name="T93">u</text:span>r, altered material and chemical inputs, and spatial distributions, help to create the very conditions through which a technology can take hold, persist, and even become seemingly natural." [p31]</text:p>
      <text:p text:style-name="PL-Paragraph">The manufacturing processes described here are, I would say, some way removed from a more broadly understood idea of 'manufacturing', that I would describe form now as a nested assembly of components and parts. Instead abundant silicon is transformed in a process Gabrys describes as 'material alchemy'. It is hard to understand a chip as an assembly <text:span text:style-name="T132">(in a 'conventional' sense)</text:span> - in terms of the nature of its components and parts <text:span text:style-name="T132">(which are </text:span>perhaps <text:span text:style-name="T132">more easily understood</text:span> as 'ingredients' even?<text:span text:style-name="T132">)</text:span>, the scale of the <text:span text:style-name="T104">artefact</text:span> itself, as well as the fact of its apparent 'static' operation <text:span text:style-name="T132">(with </text:span>no apparent ''moving parts'<text:span text:style-name="T132">)</text:span>. This is/ was a <text:span text:style-name="T74">new</text:span> <text:span text:style-name="T132">(</text:span>mass<text:span text:style-name="T132">) </text:span>form of process, creating a <text:span text:style-name="T74">new</text:span> scale of product, that performed a <text:span text:style-name="T74">new</text:span> type of function and the opaqueness of each of these aspects contributes to the problem of a digital technology being widely viewed as 'de-,materialized'.</text:p>
      <text:p text:style-name="PL-Quote">"Yet the term <text:span text:style-name="T104">de-materialised</text:span> does not necessarily mean “without material” but may, instead, refer to modes of materialization that render infrastructures imperceptible or ephemeral." [p59]</text:p>
      <text:p text:style-name="PL-Paragraph"><text:soft-page-break/>From the 'de-material<text:span text:style-name="T104">is</text:span>ed' manufacturing process of the processor, the interface - or 'the Ephemeral Screen' - is approached through the 'fossil' of the NASDAQ exchange ion New York. Central here are notions of scale; <text:span text:style-name="T104">firstly, </text:span>the distributed network of computed transactions that amplify the turnover of material processes <text:span text:style-name="T104">and secondly </text:span>the building <text:span text:style-name="T104">itself</text:span> as interface <text:span text:style-name="T132">with</text:span> performative screens <text:span text:style-name="T132">acting </text:span>as external <text:span text:style-name="T104">façade</text:span> and interior decoration, nested <text:span text:style-name="T132">inside</text:span> global TV broadcasts made from within and without] that throb with the projections of the consequent fluctuations.</text:p>
      <text:p text:style-name="PL-Paragraph">This looping transactional process is described to us by way of 'the interface' - the screen, the building. But what really is conveyed? It is not the means of re-distribution and re-configuration - that remains hidden within. Instead it is <text:span text:style-name="T132">the abstract</text:span> consequence<text:span text:style-name="T132">s, displayed</text:span> in the form of ticker tapes readouts and bold graphics describing temporal fluctuations - as de-materialised and depoliticised - "the technopresent" [p58].</text:p>
      <text:p text:style-name="PL-Paragraph">Gabrys contrasts this mode with the wastes sites of the discarded computer screens and makes reference to media theorist Lisa Parks when describing consumer societies in which the interface for the user the exterior surface of the computer [the screen, the keyboard], whereas for those whose job it has become is to scavenge and recycle the discarded <text:span text:style-name="T104">artefacts</text:span> it is the inside of the machine that has become their interface.</text:p>
      <text:p text:style-name="PL-Paragraph">A clear basis for a 'digital rubbish theory' is clearly set out as the process of materialization as understood through waste creating during it rather than the materialization itself [Victor Buchli] [p18]. <text:span text:style-name="T133">Furthermore,</text:span> <text:span text:style-name="T133">within this </text:span>'theory of digital rubbish' Gabrys makes direct reference to Guattari<text:span text:style-name="T104">'</text:span>s Three Ecologies <text:span text:style-name="T133">relevant in addressing</text:span> the multiple versions of ecologies <text:span text:style-name="T133">that describe 'digital rubbish';</text:span></text:p>
      <text:p text:style-name="PL-Quote">"The natural history of electronics developed here draws on these proposals and suggests that one way to develop “sustainable” electronics would be to address the multiple materialities, politics, ecologies, economies, and imaginings that give rise to electronics" [p153]</text:p>
      <text:p text:style-name="PL-Title"><text:span text:style-name="Emphasis"><text:span text:style-name="T64"/></text:span></text:p>
      <text:p text:style-name="P12"><text:span text:style-name="Emphasis"><text:span text:style-name="T68">BATESON – Steps to an Ecology of Mind</text:span></text:span></text:p>
      <text:p text:style-name="PL-Paragraph"><text:span text:style-name="Emphasis"><text:span text:style-name="T63"/></text:span></text:p>
      <text:p text:style-name="P24"><text:span text:style-name="Emphasis"><text:span text:style-name="T52">BLANK</text:span></text:span></text:p>
      <text:p text:style-name="PL-Paragraph"><text:span text:style-name="Emphasis"><text:span text:style-name="T63"/></text:span></text:p>
      <text:p text:style-name="P9"><text:span text:style-name="Emphasis"><text:span text:style-name="T27">Situated Knowledge – Cyber-Feminism</text:span></text:span><text:span text:style-name="Emphasis"><text:span text:style-name="T29"> and Fusions</text:span></text:span></text:p>
      <text:p text:style-name="PL-Title"><text:span text:style-name="Emphasis"><text:span text:style-name="T34">HARAWAY - Simians, </text:span></text:span><text:span text:style-name="Emphasis"><text:span text:style-name="T35">C</text:span></text:span><text:span text:style-name="Emphasis"><text:span text:style-name="T34">yborgs and </text:span></text:span><text:span text:style-name="Emphasis"><text:span text:style-name="T35">W</text:span></text:span><text:span text:style-name="Emphasis"><text:span text:style-name="T34">omen: </text:span></text:span><text:span text:style-name="Emphasis"><text:span text:style-name="T35">T</text:span></text:span><text:span text:style-name="Emphasis"><text:span text:style-name="T34">he </text:span></text:span><text:span text:style-name="Emphasis"><text:span text:style-name="T35">R</text:span></text:span><text:span text:style-name="Emphasis"><text:span text:style-name="T34">einvention of </text:span></text:span><text:span text:style-name="Emphasis"><text:span text:style-name="T35">N</text:span></text:span><text:span text:style-name="Emphasis"><text:span text:style-name="T34">ature</text:span></text:span></text:p>
      <text:p text:style-name="PL-Title"><text:span text:style-name="Emphasis"><text:span text:style-name="T34"/></text:span></text:p>
      <text:p text:style-name="PL-Quote"><text:span text:style-name="Emphasis">“Facts are theory-laden, theories are value-laden, values are history-laden." </text:span><text:span text:style-name="Emphasis"><text:span text:style-name="T110">[p77]</text:span></text:span></text:p>
      <text:p text:style-name="P22"><text:span text:style-name="Emphasis"><text:span text:style-name="T7">Us</text:span></text:span><text:span text:style-name="Emphasis"><text:span text:style-name="T9">ing</text:span></text:span><text:span text:style-name="Emphasis"><text:span text:style-name="T7"> three distinct forms, </text:span></text:span><text:span text:style-name="Emphasis"><text:span text:style-name="T5">Haraway describes the ways in which not only the ways in which scie</text:span></text:span><text:span text:style-name="Emphasis"><text:span text:style-name="T6">n</text:span></text:span><text:span text:style-name="Emphasis"><text:span text:style-name="T5">tific knowledge </text:span></text:span><text:span text:style-name="Emphasis"><text:span text:style-name="T6">is created, both in terms of method of practice but, crucially, way in which pre-formed notions become 'embedded' into the practice of scientific research </text:span></text:span><text:span text:style-name="Emphasis"><text:span text:style-name="T25">and what feminist modes of thinking can be used to counter this</text:span></text:span><text:span text:style-name="Emphasis"><text:span text:style-name="T6">. </text:span></text:span><text:span text:style-name="Emphasis"><text:span text:style-name="T25">Firstly, an alternative narrative on the development of research into primate behaviours provides a critique on the scientific method</text:span></text:span><text:span text:style-name="Emphasis"><text:span text:style-name="T6"> </text:span></text:span><text:span text:style-name="Emphasis"><text:span text:style-name="T7">(</text:span></text:span><text:span text:style-name="Emphasis"><text:span text:style-name="T3">simians</text:span></text:span><text:span text:style-name="Emphasis"><text:span text:style-name="T7">)</text:span></text:span><text:span text:style-name="Emphasis"><text:span text:style-name="T6">. </text:span></text:span><text:span text:style-name="Emphasis"><text:span text:style-name="T25">Haraway then </text:span></text:span><text:span text:style-name="Emphasis"><text:span text:style-name="T7">proposes</text:span></text:span><text:span text:style-name="Emphasis"><text:span text:style-name="T6"> a re-making of the scientific method, from a fem</text:span></text:span><text:span text:style-name="Emphasis"><text:span text:style-name="T7">i</text:span></text:span><text:span text:style-name="Emphasis"><text:span text:style-name="T6">nist position, firstly through </text:span></text:span><text:span text:style-name="Emphasis"><text:span text:style-name="T25">a radical</text:span></text:span><text:span text:style-name="Emphasis"><text:span text:style-name="T6"> </text:span></text:span><text:span text:style-name="Emphasis"><text:span text:style-name="T7">'</text:span></text:span><text:span text:style-name="Emphasis"><text:span text:style-name="T6">cyborg manifesto</text:span></text:span><text:span text:style-name="Emphasis"><text:span text:style-name="T7">'</text:span></text:span><text:span text:style-name="Emphasis"><text:span text:style-name="T6"> </text:span></text:span><text:span text:style-name="Emphasis"><text:span text:style-name="T7">(</text:span></text:span><text:span text:style-name="Emphasis"><text:span text:style-name="T3">cyborgs</text:span></text:span><text:span text:style-name="Emphasis"><text:span text:style-name="T7">)</text:span></text:span><text:span text:style-name="Emphasis"><text:span text:style-name="T6">, </text:span></text:span><text:span text:style-name="Emphasis"><text:span text:style-name="T7">in which </text:span></text:span><text:span text:style-name="Emphasis"><text:span text:style-name="T9">a</text:span></text:span><text:span text:style-name="Emphasis"><text:span text:style-name="T7"> new </text:span></text:span><text:span text:style-name="Emphasis"><text:span text:style-name="T9">'</text:span></text:span><text:span text:style-name="Emphasis"><text:span text:style-name="T7">cyborg ontology</text:span></text:span><text:span text:style-name="Emphasis"><text:span text:style-name="T9">' is formed,</text:span></text:span><text:span text:style-name="Emphasis"><text:span text:style-name="T7"> leading to new epistemological 'fusions' and 'transitions' </text:span></text:span><text:span text:style-name="Emphasis"><text:span text:style-name="T6">and </text:span></text:span><text:span text:style-name="Emphasis"><text:span text:style-name="T25">further</text:span></text:span><text:span text:style-name="Emphasis"><text:span text:style-name="T6"> through a </text:span></text:span><text:span text:style-name="Emphasis"><text:span text:style-name="T7">further feminist</text:span></text:span><text:span text:style-name="Emphasis"><text:span text:style-name="T25"> construct </text:span></text:span><text:span text:style-name="Emphasis"><text:span text:style-name="T6">of knowledge as always </text:span></text:span><text:span text:style-name="Emphasis"><text:span text:style-name="T7">being </text:span></text:span><text:span text:style-name="Emphasis"><text:span text:style-name="T6">'situated' </text:span></text:span><text:span text:style-name="Emphasis"><text:span text:style-name="T7">(</text:span></text:span><text:span text:style-name="Emphasis"><text:span text:style-name="T3">women</text:span></text:span><text:span text:style-name="Emphasis"><text:span text:style-name="T7">).</text:span></text:span></text:p>
      <text:p text:style-name="PL-Quote"><text:span text:style-name="Emphasis"><text:span text:style-name="T72">Simians</text:span></text:span></text:p>
      <text:p text:style-name="PL-Quote"><text:span text:style-name="Emphasis">"Science cannot simply be reclaimed for liberating purposes by simply reinterpreting observations or changing terminology..." [p19]</text:span></text:p>
      <text:p text:style-name="P22"><text:span text:style-name="T108">Haraway traces a history of scientific research (and in particular the work of Clarence Ray Carpenter, which dates from the 1930s) <text:s/>into the behaviour of primates in order to describe how certain political ideas are firstly </text:span><text:span text:style-name="T134">inserted</text:span><text:span text:style-name="T108"> and then validated through the mechanics of the supposed 'objectivity' of the 'scientific method'. <text:s/>The conclusions that Carpenter draws from his extensive experiments into primate behaviour, and social order </text:span><text:span text:style-name="T134">that</text:span><text:span text:style-name="T108"> 'dominance' and in particular the idea of male dominance </text:span><text:span text:style-name="T134">are central to 'social order'</text:span><text:span text:style-name="T108">. Haraway claims that this is not the result of objective observation during experiments, but instead the prevalence of 'domination' as socio-political principle, and locked into the scientific process at its outset, thereby creating a kind of </text:span><text:span text:style-name="T109">'pre-determination' of causality;</text:span></text:p>
      <text:p text:style-name="P65">"The political principle of domination has been transformed here into the legitimating scientific principle of dominance as a natural property with a physical-chemical base." [p19]</text:p>
      <text:p text:style-name="PL-Paragraph"><text:span text:style-name="Emphasis"><text:span text:style-name="T5">As Haraway charts the development of </text:span></text:span><text:span text:style-name="Emphasis"><text:span text:style-name="T8">the primate </text:span></text:span><text:span text:style-name="Emphasis"><text:span text:style-name="T5">research </text:span></text:span><text:span text:style-name="Emphasis"><text:span text:style-name="T8">(moving to the work of other researchers in the field </text:span></text:span><text:span text:style-name="Emphasis"><text:span text:style-name="T25">)</text:span></text:span><text:span text:style-name="Emphasis"><text:span text:style-name="T5">, 'dominance' is replaced by 'stress' </text:span></text:span><text:span text:style-name="Emphasis"><text:span text:style-name="T8">as the </text:span></text:span><text:span text:style-name="Emphasis"><text:span text:style-name="T25">'observed' </text:span></text:span><text:span text:style-name="Emphasis"><text:span text:style-name="T8">pre-eminent condition from which social order is formed. This has a direct link to the, then nascent, discipline of systems theory, </text:span></text:span><text:span text:style-name="Emphasis"><text:span text:style-name="T25">which </text:span></text:span><text:span text:style-name="Emphasis"><text:span text:style-name="T8">was employing metaphors such as 'tolerance', 'balance', 'equilibrium', as well as 'stress'. One of the ways that system theory looks to describe</text:span></text:span> behaviour i<text:span text:style-name="T109">s through</text:span> 'system maintenance' <text:span text:style-name="T109">(</text:span><text:span text:style-name="T134">which is</text:span> <text:span text:style-name="T109">also similar to </text:span>first wave cybernetics<text:span text:style-name="T134">)</text:span>. <text:span text:style-name="T109">This change in terminology renders 'd</text:span>omin<text:span text:style-name="T109">an</text:span>ce<text:span text:style-name="T109">' </text:span>no longer useful as it doesn't not play a role in <text:s/>system maintenance<text:span text:style-name="T134"> (or 'reproduction' as Haraway describes it).</text:span></text:p>
      <text:p text:style-name="P45"><text:span text:style-name="T134">The research, into primate behaviour, Haraway contends, shifts focus at this point from attempting </text:span>to 'explain' organisational structure<text:span text:style-name="T134">s</text:span> to looking at ways to 'maintain' them. <text:span text:style-name="T134">And the primate experiments are acting as a 'simulation' for human society. </text:span></text:p>
      <text:p text:style-name="P62"><text:span text:style-name="T109">'Adaptive behaviour' becomes key to this new search for ways to 'maintain' </text:span><text:span text:style-name="T134">and w</text:span><text:span text:style-name="T109">hat is left </text:span><text:span text:style-name="T134">after this shift</text:span><text:span text:style-name="T109">is a hierarchy </text:span><text:span text:style-name="T134">of 'causal' conditions. </text:span><text:span text:style-name="T109">'</text:span><text:span text:style-name="T134">C</text:span><text:span text:style-name="T109">alm' </text:span><text:span text:style-name="T134">has replaced</text:span><text:span text:style-name="T109"> 'dominance' but 'stress' </text:span><text:span text:style-name="T134">has now become</text:span><text:span text:style-name="T109"> a problematic emotion, requiring management </text:span><text:span text:style-name="T134">and a</text:span><text:span text:style-name="T109">ggression </text:span><text:span text:style-name="T110">(specifically male aggression)</text:span><text:span text:style-name="T109"> is viewed as </text:span><text:span text:style-name="T134">the </text:span><text:span text:style-name="T82">fundamental</text:span><text:span text:style-name="T109"> </text:span><text:span text:style-name="T134">a</text:span><text:span text:style-name="T109">daptive behaviour</text:span><text:span text:style-name="T134"> of</text:span><text:span text:style-name="T109"> </text:span><text:span text:style-name="T134">by</text:span><text:span text:style-name="T109"> some strands of primate research. However, Haraway notes alternate interpretations rising </text:span><text:span text:style-name="T110">that rely less on such male-centric emotions and offer an alternative interpretations of productive adaptation – namely gathering.</text:span></text:p>
      <text:p text:style-name="P30">"How should we theorize our experience of the past and of 'nature' in new ways to build adequate concepts for scientific practice and social transformation?" [<text:span text:style-name="T109">p39]</text:span></text:p>
      <text:p text:style-name="PL-Quote">"The open future rests on a new past." [p40]</text:p>
      <text:p text:style-name="P23"><text:span text:style-name="T110">T</text:span>he <text:span text:style-name="T110">initial </text:span>scien<text:span text:style-name="T110">ti</text:span>fic discourse that <text:span text:style-name="T110">H</text:span>araway describes is one searching 'the origins of western male behaviours' <text:span text:style-name="T110">rather than</text:span> a search for <text:span text:style-name="T110">'</text:span>human behaviour<text:span text:style-name="T110">'. This is trajectory is only changed when other perspectives and interpretations (and metaphors) are brought into the field, capable of offering alternative possibilities and explanations.</text:span></text:p>
      <text:p text:style-name="P66"><text:soft-page-break/>A Cyborg Manifesto</text:p>
      <text:p text:style-name="PL-Quote"><text:span text:style-name="Strong_20_Emphasis"><text:span text:style-name="T86">"The cyborg is our ontology; it gives us our politics" [p150</text:span></text:span><text:span text:style-name="Strong_20_Emphasis"><text:span text:style-name="T87">]</text:span></text:span></text:p>
      <text:p text:style-name="P21"><text:span text:style-name="T107">This is a</text:span><text:span text:style-name="T134">n </text:span>attempt to <text:span text:style-name="T134">first </text:span><text:span text:style-name="T107">describe and then </text:span>claim a possible 'cyborg future', <text:span text:style-name="T107">i</text:span>dentif<text:span text:style-name="T107">ying </text:span>the cyborg –<text:span text:style-name="T110"> a cybernetic organism, a hybrid of the 'organism and machine'</text:span> <text:span text:style-name="T134">- </text:span>as both a reality and a fiction. <text:span text:style-name="T107">Haraway states that c</text:span>yborgs 'exist' in science fiction, in modern medicine, in military hardware, ideas of reproductive (or 'replication') - it is always coupling between the imaginary and the reality. <text:span text:style-name="T107">T</text:span>he cyborg is....</text:p>
      <text:p text:style-name="PL-Quote">"....a fiction mapping our social and bodily reality as an imaginative resource suggesting some very fruitful couplings."[p150]</text:p>
      <text:p text:style-name="P21">The manifesto is a call to take <text:span text:style-name="Emphasis"><text:span text:style-name="T25">ownership of and revel in confusion at that </text:span></text:span><text:span text:style-name="T25">the</text:span><text:span text:style-name="T110"> </text:span><text:span text:style-name="T134">new </text:span><text:span text:style-name="T110">boundaries </text:span><text:span text:style-name="T134">that </text:span>this ontology <text:span text:style-name="T110">creates</text:span>. For Haraway, the cyborg has no 'origin story' in a western sense as is, as such, creature in a 'post-gender world'. The manifesto, then, is about transgressed boundaries 'fractured identities' and therefore possible 'fusions'. <text:span text:style-name="T107">I</text:span>t <text:span text:style-name="T110">contests </text:span>not only what constitutes <text:span text:style-name="T134">'</text:span>nature<text:span text:style-name="T134">'</text:span> but, by implication, the <text:span text:style-name="T106">ontological basis of Western epistemology. </text:span></text:p>
      <text:p text:style-name="P21"><text:span text:style-name="T110">Central</text:span> <text:span text:style-name="T110">to the 'cyborg ontology' are </text:span>three <text:span text:style-name="T110">new</text:span> <text:span text:style-name="T106">distinctions;</text:span></text:p>
      <text:p text:style-name="PL-Quote">1. Human ≠ Animal</text:p>
      <text:p text:style-name="PL-Quote">2. Human ≠ Machine OR Animal ≠ Machine</text:p>
      <text:p text:style-name="PL-Quote">3. <text:span text:style-name="T106">P</text:span>hysical ≠ non-physical</text:p>
      <text:p text:style-name="PL-Paragraph">Haraway goes on to sketch out an alternate <text:span text:style-name="T106">epistemological</text:span> position that are the consequence of this 'cyborg ontology', expressing the transitions from previous, hierarchical dominations to the 'scary new networks' which she names 'informatics of domination'. These are presented as a list that opposes 'natural' with non-natural' terminology, for example reproduction becoming replication.</text:p>
      <text:p text:style-name="PL-Paragraph">Although select<text:span text:style-name="T134">ing</text:span> isolated example is <text:span text:style-name="T134">not productive in the wider use of Haraway's ideas</text:span>, I think it is at least illustrative to <text:span text:style-name="T106">identify</text:span> some of the terms that describe the possibilities of <text:span text:style-name="T134">these</text:span> 'informatics' and their <text:span text:style-name="T107">significance</text:span> to my attempt t<text:span text:style-name="T106">o</text:span> define computational tools and methods;</text:p>
      <text:p text:style-name="PL-Quote"><text:span text:style-name="Emphasis">representation becoming simulation</text:span></text:p>
      <text:p text:style-name="PL-Quote"><text:span text:style-name="Emphasis">depth, integrity becoming Surface, boundary</text:span></text:p>
      <text:p text:style-name="PL-Quote"><text:span text:style-name="Emphasis">reproduction becoming replication</text:span></text:p>
      <text:p text:style-name="PL-Quote"><text:span text:style-name="Emphasis">Community ecology becoming ecosystem</text:span></text:p>
      <text:p text:style-name="PL-Paragraph"><text:span text:style-name="T106">T</text:span>his is one of the central 'ironies' <text:span text:style-name="T134">(ironies meaning unresolved contradictions) </text:span>within the manifesto. While it is optimistic it is not blindly u<text:span text:style-name="T128">to</text:span>pian - the transitions described above are not taken as <text:span text:style-name="T74">de facto </text:span>positive <text:span text:style-name="T107">epistemological</text:span><text:span text:style-name="T106"> 'outcomes'</text:span>. Haraway is concerned with describing the field in which questions of gender, race, identity will be contested, <text:span text:style-name="T134">whether we like it or not</text:span>. <text:span text:style-name="T134">This is a call by Haraway to occupy these fields and t</text:span>hese 'informatics' represent possibilities - they are the potential sites of control and exploitation as much as they are potential spaces of more positive re-configurations;</text:p>
      <text:p text:style-name="PL-Quote">"The cyborg is a kind disassembled and reassembled, post<text:span text:style-name="T106">-</text:span>modern collective and personal self. This is the self feminists must code." [p163]</text:p>
      <text:p text:style-name="P67">- - - - - - - - - - - - - - </text:p>
      <text:p text:style-name="P29"><text:span text:style-name="T107">S</text:span><text:span text:style-name="T105">ituated Knowledge</text:span></text:p>
      <text:p text:style-name="P68">"Technologies and scientific discourses can be partially understood as formalizations i.e. frozen moments, of the fluid social interactions constituting them, but they should also be viewed as instruments for enforcing meanings" [p164]</text:p>
      <text:p text:style-name="PL-Paragraph">Haraway sets out the importance of 'science' - 'the game we have to play' - and suggests that it <text:span text:style-name="T135">i</text:span>s, in <text:soft-page-break/>social constructionist terms, the mechanics and terminology of the' scientific discipline' <text:span text:style-name="T135">and </text:span>the search of 'objectivity' <text:span text:style-name="T135">(</text:span>method, epistemology etc.<text:span text:style-name="T135">)</text:span> <text:span text:style-name="T135">that have </text:span>become a way of closing 'the world' and prevent<text:span text:style-name="T135">ing</text:span> us from viewing it from our own perspective. Haraway <text:span text:style-name="T135">goes on state that it becomes</text:span> that it is a 'matter of rhetoric and persuasion;</text:p>
      <text:p text:style-name="PL-Quote">"...the persuasion of the relevant social actors that one's manufactured knowledge is a route to a desired form of very objective power." [p184] </text:p>
      <text:p text:style-name="PL-Paragraph">For Haraway - "feminist objectivity means situated knowledge" [p188]. She uses a notion of 'vision' as the 'sensory system' from which this 'feminist objectivity will be formed. Although taken initially as a metaphor, it is used as a literal challenge to the visualization methods of modern science that are Haraway claims as being central to the way that objectivity has previously been constructed. Haraw<text:span text:style-name="T107">a</text:span>y is proposing to change systems of knowledge through <text:span text:style-name="T135">(multiple) </text:span>ways of 'seeing' - of <text:span text:style-name="T135">'</text:span>mobile positioning<text:span text:style-name="T135">'</text:span>.</text:p>
      <text:p text:style-name="PL-Paragraph">Haraway again charts the transformations that this is <text:span text:style-name="T107">epistemological</text:span> shift creates - for example;</text:p>
      <text:p text:style-name="PL-Quote"><text:span text:style-name="Emphasis">universal rationality becoming ethnophilosophies</text:span></text:p>
      <text:p text:style-name="PL-Quote"><text:span text:style-name="Emphasis">world system becoming local knowledge</text:span></text:p>
      <text:p text:style-name="PL-Quote"><text:span text:style-name="Emphasis">master theory becoming webbed accounts</text:span></text:p>
      <text:p text:style-name="PL-Paragraph">This is an acknowledgement of the problem of objectivity (rather than simply an attack <text:span text:style-name="T135">on </text:span>science<text:span text:style-name="T135">s </text:span>current attempts at creating it). Haraway is not proposing to dis-engage from the pursuit, but instead is suggesting a notion of objectivity that comprises multiple subjectivities - by implication mobile, continuous and open.</text:p>
      <text:p text:style-name="PL-Paragraph"><text:span text:style-name="Emphasis"><text:span text:style-name="T65"/></text:span></text:p>
      <text:p text:style-name="P18"><text:span text:style-name="Emphasis"><text:span text:style-name="T52"/></text:span></text:p>
      <text:p text:style-name="PL-Paragraph"><text:span text:style-name="Emphasis"><text:span text:style-name="T66"/></text:span></text:p>
      <text:p text:style-name="PL-Paragraph"><text:span text:style-name="Emphasis"><text:span text:style-name="T66"/></text:span></text:p>
      <text:p text:style-name="PL-Paragraph"><text:span text:style-name="Emphasis"><text:span text:style-name="T66"/></text:span></text:p>
      <text:p text:style-name="P46"/>
      <text:p text:style-name="P10">HAYLES - How We Became Posthuman: Virtual Bodies in Cybernetics, Literature and Informatics</text:p>
      <text:p text:style-name="PL-Quote">"the [Turing] test puts you into a cybernetic circuit that splices your will, desire, and perception into a distributed cognitive system in which represented bodies are joined with enacted bodies through mutating and flexible machine interfaces. As you gaze at the flickering signifiers scrolling down the computer screens, no matter what identifications you assign to the embodied entities that you cannot see, you have already become post-human" <text:span text:style-name="T112">[xiv]</text:span></text:p>
      <text:p text:style-name="PL-Quote"/>
      <text:p text:style-name="P25"><text:span text:style-name="Emphasis"><text:span text:style-name="T5">Hayles understands </text:span></text:span><text:span text:style-name="Emphasis"><text:span text:style-name="T11">'</text:span></text:span><text:span text:style-name="Emphasis"><text:span text:style-name="T5">human</text:span></text:span><text:span text:style-name="Emphasis"><text:span text:style-name="T11">'</text:span></text:span><text:span text:style-name="Emphasis"><text:span text:style-name="T5"> and </text:span></text:span><text:span text:style-name="Emphasis"><text:span text:style-name="T11">'</text:span></text:span><text:span text:style-name="Emphasis"><text:span text:style-name="T5">post</text:span></text:span><text:span text:style-name="Emphasis"><text:span text:style-name="T11">-</text:span></text:span><text:span text:style-name="Emphasis"><text:span text:style-name="T5">human</text:span></text:span><text:span text:style-name="Emphasis"><text:span text:style-name="T11">'</text:span></text:span><text:span text:style-name="Emphasis"><text:span text:style-name="T5"> as constructions that emerge from historically specific understandings of technology, culture and embodiment. </text:span></text:span>How could mind be separated from body? <text:span text:style-name="T112">Th</text:span><text:span text:style-name="T113">is aspiration</text:span><text:span text:style-name="T112">, Halyes states, has been present within science since </text:span>the <text:span text:style-name="T112">inception</text:span> of cybernetics, with Weiner <text:span text:style-name="T112">proposing</text:span> that it <text:span text:style-name="T112">would</text:span> possible to telegraph a human being and is <text:span text:style-name="T112">an idea that is still prevalent</text:span> in science <text:span text:style-name="T112">through</text:span> disciplines such as molecular biology where the human is treated as code. </text:p>
      <text:p text:style-name="P25"><text:span text:style-name="T113">From</text:span><text:span text:style-name="T112"> this notion</text:span> that information can move without change through different material substrates, Hayles <text:span text:style-name="T113">moves to her version of</text:span> 'post-human';</text:p>
      <text:p text:style-name="PL-Quote"><text:span text:style-name="Emphasis">"...my dream is a version of the post human that embraces the possibilities of information technologies without being seduced by fantasies of unlimited power and disembodied immortality, that recognizes and celebrates finitude as a condition of human begin, and that understands human life is embedded in a material world of great complexity, one on which we depend for our continued survival." [p5]</text:span></text:p>
      <text:p text:style-name="P26"><text:span text:style-name="Strong_20_Emphasis"><text:span text:style-name="T86">Hayles is </text:span></text:span><text:span text:style-name="Strong_20_Emphasis"><text:span text:style-name="T88">seeking</text:span></text:span><text:span text:style-name="Strong_20_Emphasis"><text:span text:style-name="T86"> to re-figure the cybernetic post</text:span></text:span><text:span text:style-name="Strong_20_Emphasis"><text:span text:style-name="T89">-</text:span></text:span><text:span text:style-name="Strong_20_Emphasis"><text:span text:style-name="T86">human, </text:span></text:span><text:span text:style-name="Strong_20_Emphasis"><text:span text:style-name="T88">viewing the contemporary context </text:span></text:span><text:span text:style-name="Strong_20_Emphasis"><text:span text:style-name="T89">as an opportunity to explore new possibilities of 'post-human',</text:span></text:span><text:span text:style-name="Strong_20_Emphasis"><text:span text:style-name="T88"> in much the same way as Haraway, </text:span></text:span><text:span text:style-name="Strong_20_Emphasis"><text:span text:style-name="T89">and attempting, to claim a version of 'post-human' that is based on a situated reading of the history of cybernetics and one that moves beyond the founding characteristics of 'post-human', </text:span></text:span><text:span text:style-name="Strong_20_Emphasis"><text:span text:style-name="T92">example characteristics of which being the </text:span></text:span><text:span text:style-name="Strong_20_Emphasis"><text:span text:style-name="T89">privileging informational pattern over material instantiation and the body as the original prosthesis.</text:span></text:span></text:p>
      <text:p text:style-name="PL-Quote"><text:span text:style-name="Strong_20_Emphasis"><text:span text:style-name="T86">"...I understands human and post-human to be historically specific constructions that emerge from different configurations of embodiment, technology and culture." [p33]</text:span></text:span></text:p>
      <text:p text:style-name="P27"><text:span text:style-name="T114">Hayles makes reference to Maturana and Varela, and their theory of Autopoiesis, which she puts in direct opposition to the </text:span><text:span text:style-name="T115">(</text:span><text:span text:style-name="T114">first wave</text:span><text:span text:style-name="T115">) cybernetic </text:span><text:span text:style-name="T114">concept of the feedback loop, </text:span><text:span text:style-name="T115">in which the 'system' is subject to an external input, linking it to it's environment. Autopoiesis, on the other hand, is a 'closed loop' in which "...we only see what our systemic organization allows us to see." [p11], thereby introducing 'reflexivity' into Cybernetics.</text:span></text:p>
      <text:p text:style-name="P69">"Reflexivity is the movement whereby that which has been used to generate a system is made, through a changed perspective, to become part of the system it generate." [p8]</text:p>
      <text:p text:style-name="P27"><text:span text:style-name="Strong_20_Emphasis"><text:span text:style-name="T90">There is, of course, a link here to Haraway's description of situated knowledge, constructed not as an 'objective' <text:s/>external observer, but as an integral part of the system. Haraway goes on to quote Latour on this;</text:span></text:span></text:p>
      <text:p text:style-name="P74"><text:span text:style-name="Strong_20_Emphasis"><text:span text:style-name="T90">"Scientific experiments are shown to pr</text:span></text:span><text:span text:style-name="Strong_20_Emphasis"><text:span text:style-name="T89">o</text:span></text:span><text:span text:style-name="Strong_20_Emphasis"><text:span text:style-name="T90">duce the nature whose existence they predicate as their condition of possibility.” [p9] </text:span></text:span><text:span text:style-name="Strong_20_Emphasis"><text:span text:style-name="T92">Quoting </text:span></text:span><text:span text:style-name="Strong_20_Emphasis"><text:span text:style-name="T90">Bruno Latour, Science in Action - </text:span></text:span></text:p>
      <text:p text:style-name="P63"><text:span text:style-name="Strong_20_Emphasis"><text:span text:style-name="T86">Hayles goes on to draw a </text:span></text:span><text:span text:style-name="Strong_20_Emphasis"><text:span text:style-name="T91">parallel</text:span></text:span><text:span text:style-name="Strong_20_Emphasis"><text:span text:style-name="T86"> </text:span></text:span><text:span text:style-name="Strong_20_Emphasis"><text:span text:style-name="T90">between the </text:span></text:span><text:span text:style-name="Strong_20_Emphasis"><text:span text:style-name="T91">development of the</text:span></text:span><text:span text:style-name="Strong_20_Emphasis"><text:span text:style-name="T90"> 'post-human' </text:span></text:span><text:span text:style-name="Strong_20_Emphasis"><text:span text:style-name="T91">and </text:span></text:span><text:span text:style-name="Strong_20_Emphasis"><text:span text:style-name="T90">the concept of 'emergence', </text:span></text:span><text:span text:style-name="Strong_20_Emphasis"><text:span text:style-name="T91">(</text:span></text:span><text:span text:style-name="Strong_20_Emphasis"><text:span text:style-name="T90">used as a means of re-interpreting the process that form the physical world</text:span></text:span><text:span text:style-name="Strong_20_Emphasis"><text:span text:style-name="T91">)</text:span></text:span><text:span text:style-name="Strong_20_Emphasis"><text:span text:style-name="T90">, </text:span></text:span><text:span text:style-name="Strong_20_Emphasis"><text:span text:style-name="T91">making specific </text:span></text:span><text:span text:style-name="Strong_20_Emphasis"><text:span text:style-name="T90">reference to methods of emergence such as cellular automata. </text:span></text:span><text:span text:style-name="Strong_20_Emphasis"><text:span text:style-name="T91">But</text:span></text:span><text:span text:style-name="Strong_20_Emphasis"><text:span text:style-name="T90"> </text:span></text:span><text:span text:style-name="Strong_20_Emphasis"><text:span text:style-name="T91">H</text:span></text:span><text:span text:style-name="Strong_20_Emphasis"><text:span text:style-name="T90">ayles </text:span></text:span><text:span text:style-name="Strong_20_Emphasis"><text:span text:style-name="T91">highlights</text:span></text:span><text:span text:style-name="Strong_20_Emphasis"><text:span text:style-name="T90"> a potential </text:span></text:span><text:span text:style-name="Strong_20_Emphasis"><text:span text:style-name="T91">problem with such models, that have been made possible by computing technology. They </text:span></text:span><text:span text:style-name="Strong_20_Emphasis"><text:span text:style-name="T92">risk </text:span></text:span><text:span text:style-name="Strong_20_Emphasis"><text:span text:style-name="T91">tak</text:span></text:span><text:span text:style-name="Strong_20_Emphasis"><text:span text:style-name="T92">ing</text:span></text:span><text:span text:style-name="Strong_20_Emphasis"><text:span text:style-name="T91"> the simplified abstraction of the complexity of the world and return it as it's underlying structure, in much the same way as Haraway describes the way in which the idea of 'dominance' </text:span></text:span><text:span text:style-name="Strong_20_Emphasis"><text:span text:style-name="T92">is moved</text:span></text:span><text:span text:style-name="Strong_20_Emphasis"><text:span text:style-name="T91"> from political terminology to scientific </text:span></text:span><text:span text:style-name="Strong_20_Emphasis"><text:span text:style-name="T92">legitimacy</text:span></text:span><text:span text:style-name="Strong_20_Emphasis"><text:span text:style-name="T91">.</text:span></text:span></text:p>
      <text:p text:style-name="PL-Paragraph"><text:span text:style-name="Strong_20_Emphasis"><text:span text:style-name="T86">In much the same way that Gabrys uses the 'fossilized site' of the digital artefact to </text:span></text:span><text:span text:style-name="Strong_20_Emphasis"><text:span text:style-name="T91">construct her 'natural history of electronics', Hayles suggests that developments and changes in cybernetic theories can not </text:span></text:span><text:soft-page-break/><text:span text:style-name="Strong_20_Emphasis"><text:span text:style-name="T91">only be traced through it's artefacts, but also reinterpreted, and the idea of 'artefact' can be expanded to include theories (or 'constellations' as described by Hayles).</text:span></text:span></text:p>
      <text:p text:style-name="PL-Quote"><text:span text:style-name="Strong_20_Emphasis"><text:span text:style-name="T91">"if we want to contest what these technologies signify, we need histories that show the erasures that went into creating the condition of virtuality, we can de-mystify our progress towards virtuality and see it as the result of historically specific negotiations rather than the of the irresistible force of technological determinism." [p20]</text:span></text:span></text:p>
      <text:p text:style-name="PL-Paragraph"/>
      <text:p text:style-name="P8">BRAIDOTTI <text:span text:style-name="T62">- </text:span>Transpositions: <text:span text:style-name="T111">O</text:span>n <text:span text:style-name="T111">N</text:span>omadic <text:span text:style-name="T111">E</text:span>thics</text:p>
      <text:p text:style-name="P20"><text:span text:style-name="Emphasis"><text:span text:style-name="T52">BLANK</text:span></text:span></text:p>
      <text:p text:style-name="PL-Paragraph"><text:span text:style-name="Emphasis"><text:span text:style-name="T69"/></text:span></text:p>
      <text:p text:style-name="PL-Paragraph"><text:span text:style-name="Emphasis"><text:span text:style-name="T30"/></text:span></text:p>
      <text:p text:style-name="P13"><text:span text:style-name="Emphasis"><text:span text:style-name="T32">Science</text:span></text:span><text:span text:style-name="Emphasis"><text:span text:style-name="T33">s</text:span></text:span><text:span text:style-name="Emphasis"><text:span text:style-name="T32"> of </text:span></text:span><text:span text:style-name="Emphasis"><text:span text:style-name="T30">Computi</text:span></text:span><text:span text:style-name="Emphasis"><text:span text:style-name="T32">ng</text:span></text:span><text:span text:style-name="Emphasis"><text:span text:style-name="T30"> – </text:span></text:span><text:span text:style-name="Emphasis"><text:span text:style-name="T31">Emergence</text:span></text:span></text:p>
      <text:p text:style-name="P33"><text:span text:style-name="Emphasis"><text:span text:style-name="T38">DE LANDA <text:s/>- Intensive Science and Virtual Philosophy</text:span></text:span></text:p>
      <text:p text:style-name="P47"><text:s/></text:p>
      <text:p text:style-name="P47"><text:span text:style-name="T117">DeLanda attempts to describe and explain the philosophical position of Deleuze, both ontologically and epistemologically, by employing </text:span>using <text:span text:style-name="T117">specific </text:span><text:span text:style-name="T118">'</text:span>scientific resources<text:span text:style-name="T118">' (in both mathematics and physical science)</text:span>, <text:span text:style-name="T117">and in doing so, makes a case for 'emergence' as a model for computing (as well acting as a challenge to the idea of fixed 'laws' of physical science). </text:span></text:p>
      <text:p text:style-name="P47"><text:span text:style-name="Emphasis"><text:span text:style-name="T17">DeLanda begins with an assertion that </text:span></text:span><text:span text:style-name="Emphasis"><text:span text:style-name="T12">Deleuze </text:span></text:span><text:span text:style-name="Emphasis"><text:span text:style-name="T17">i</text:span></text:span><text:span text:style-name="Emphasis"><text:span text:style-name="T12">s a 'realist' philosopher, </text:span></text:span><text:span text:style-name="Emphasis"><text:span text:style-name="T17">taking</text:span></text:span><text:span text:style-name="Emphasis"><text:span text:style-name="T12"> the view that that 'reality' is not determined b</text:span></text:span><text:span text:style-name="Emphasis"><text:span text:style-name="T17">y </text:span></text:span><text:span text:style-name="Emphasis"><text:span text:style-name="T12">one</text:span></text:span><text:span text:style-name="Emphasis"><text:span text:style-name="T17">'</text:span></text:span><text:span text:style-name="Emphasis"><text:span text:style-name="T12">s experience of it, </text:span></text:span><text:span text:style-name="Emphasis"><text:span text:style-name="T17">but</text:span></text:span><text:span text:style-name="Emphasis"><text:span text:style-name="T12"> differs from other realist positions that</text:span></text:span> consider 'things' to have a set of properties that <text:span text:style-name="T117">can be used to </text:span>define <text:span text:style-name="T117">and </text:span>describe it, <text:span text:style-name="T124">and that he </text:span><text:span text:style-name="T117">contest</text:span><text:span text:style-name="T124">s </text:span><text:span text:style-name="T117">not only this idea of </text:span><text:span text:style-name="T124">'</text:span><text:span text:style-name="T117">essences</text:span><text:span text:style-name="T124">'</text:span><text:span text:style-name="T117">, but also the implication that they are unchanging.</text:span></text:p>
      <text:p text:style-name="P47"><text:span text:style-name="T117">Deleuze's ontology, explains DeLanda, is about doing away with 'essences' and replacing them with dynamic processes of difference. Within this, it is not these properties that define something, or in fact its 'resemblance' to something (as this too, would in some way be reliant upon an idea of essence to be able to make the 'comparison'). <text:s/>Rather its the 'morphogenetic' processes that gave rise to them.</text:span></text:p>
      <text:p text:style-name="P48"><text:span text:style-name="T117">This removal of <text:s/>'classification' is not only about, </text:span><text:span text:style-name="T118">say, </text:span><text:span text:style-name="T117">animals </text:span><text:span text:style-name="T118">but must then include things like cells and atoms. Deleuze's use the term 'multiplicity' to make this shift, with the specific aim of leaving fully behind the idea of 'essence' (rather than shifting to a classification of 'process' rather than 'thing')</text:span><text:span text:style-name="T117">.</text:span></text:p>
      <text:p text:style-name="PL-Quote"><text:span text:style-name="T117">"multiplicities specify </text:span><text:span text:style-name="Emphasis"><text:span text:style-name="T117">the structure of the space of possibilities"</text:span></text:span><text:span text:style-name="T117"> [p10]</text:span></text:p>
      <text:p text:style-name="P48"><text:span text:style-name="T117">DeLanda </text:span><text:span text:style-name="T118">goes on to address this</text:span><text:span text:style-name="T117"> concept of 'multiplicity', with reference to a technical background comprising differential geometry, group theory and dynamical systems theory.</text:span></text:p>
      <text:p text:style-name="P48">DeLanda links the concept of multiplicity to the <text:span text:style-name="T118">mathematical concept </text:span>of the <text:span text:style-name="T118">'</text:span>manifold<text:span text:style-name="T118">'</text:span> as a means of providing a suitable description of 'space' that goes beyond the geometric. <text:span text:style-name="T118">T</text:span>he term 'manifold' is part of differential geometry' <text:span text:style-name="T118">(</text:span>rather than 'analytical geometry'<text:span text:style-name="T118">)</text:span>. Differential geometry does not rely on the 'thing' being placed 'within a coordinate system', rather the 'thing' becomes a space in itself. Differential geometry is about relations - so much so that it is 'reflexive', creating its own field of measure, rather than relying on an 'external' framework <text:span text:style-name="T118">and the manifold is was used to develop an approach to 'n-dimensional' spaces. </text:span>Deleuze's concept of 'multiplicity' is similar to the manifold in that it can address problems at an 'n-dimensional' level, and it doesn't require an 'external' <text:span text:style-name="T118">(</text:span>n+1<text:span text:style-name="T118">)</text:span> framework to be constructed/ applied in order to analysis it <text:span text:style-name="T118">(</text:span>e.g. to 'co-ordinise it<text:span text:style-name="T118">)</text:span>. </text:p>
      <text:p text:style-name="P48"><text:span text:style-name="T118">The manifold is theoretical model which can be used to simulate a system and the ways in which it can change. <text:s/>In other words, the manifold is the 'space of possibilities'.</text:span></text:p>
      <text:p text:style-name="PL-Paragraph"><text:span text:style-name="T118">DeLanda 's example is of a</text:span> swinging pendulum <text:span text:style-name="T118">that </text:span>has two degrees of freedom - position and momentum - and these <text:span text:style-name="T118">can be modelled within a manifold to </text:span>describe all possible configurations <text:span text:style-name="T118">of the pendulum (the system). What is interesting here is that, even within this simple example, there is already the question of 'system definition' – the swinging of a pendulum is one aspect, but, as DeLanda goes on to mention, the pendulum could also melt under high temperature – a 'possibility' that is not mapped with the manifold. </text:span><text:span text:style-name="T120">Further to this, DeLanda acknowledges a trade between 'actual' and modelled complexity in the manifold.</text:span></text:p>
      <text:p text:style-name="PL-Quote"><text:span text:style-name="T118">“</text:span><text:span text:style-name="T120">As with any model, there is a trade-off here; we exchange the complexity of the object's change of state for the complexity of the modelling space. In other words, an objects instantaneous state, no matter how complex, becomes a single point ,a great simplification, but the space in which the object is embedded becomes more complex.” [p14]</text:span></text:p>
      <text:p text:style-name="P49"><text:span text:style-name="T120">There are similarities here to the questions raised by both Haraway and Hayles with regard to 'simulation' – that the process of 'simplification' through assumption (in this case the 'assumption' of the defining of the pendulum system begin its propensity to swing) leads to that assumption being embedded in the outcomes.</text:span></text:p>
      <text:p text:style-name="P48"><text:span text:style-name="T118">Here, DeLanda expands the scientific terminology to include 'the</text:span> state space<text:span text:style-name="T118">'</text:span> - a single point in the manifold that describe<text:span text:style-name="T118">s a condition of the system at a given moment. Changes of state are 'observed' </text:span><text:soft-page-break/><text:span text:style-name="T118">through the tracki</text:span><text:span text:style-name="T120">ng</text:span><text:span text:style-name="T118">, the trajectory of this point through the </text:span><text:span text:style-name="T119">manifold. </text:span><text:span text:style-name="T120">Trajectories that begin in different points, but 'tend' towards the same point within the manifold describe topological features of the system – </text:span><text:span text:style-name="T77">singularities. </text:span><text:span text:style-name="T13">These singularities (called 'attractors' in chaos theory), describe long term tendencies within a system (which may also contain multiple attractors). These singularities – topological points – 'guide' (i.e. 'attract') the trajectory of a given point on the system. </text:span><text:span text:style-name="T14">During this process, our 'point'</text:span><text:span text:style-name="T13"> may adopt changing physical forms. </text:span><text:span text:style-name="T14">This is crucial – the topological description is not at the 'essential' level, or even the 'systemic' but at the level of process (specifically </text:span><text:span text:style-name="T78">morphogenesis</text:span><text:span text:style-name="T14">) – and the relationship(s) between the 'state space' and the 'attractors'.</text:span></text:p>
      <text:p text:style-name="P50"><text:span text:style-name="T121">This is called 'progressive differentiation' - DeLanda uses an example (as a metaphor) of an egg, undergoing changes as in physical form as it goes from 'topological' egg to fully differentiated individual' - <text:s text:c="2"/>and consists of 'symmetry breaking transitions.' DeLanda illustrates this with a description (developed by mathematician Felix Klein) of how euclidean geometry can be 'derived' from 'topological geometry' (via other geometric systems) and goes on to describe how this approach is used in physics to derive the four basic forces (gravity, electromagnetism, strong and weak nuclear forces) from a single 'topological' thought to exist under the extreme conditions at the start of the universe. </text:span></text:p>
      <text:p text:style-name="PL-Quote"><text:span text:style-name="T121">"Using these new concepts we can define the sense in which the metric space we in habit emerges from a non-metric continuum through a cascade of broken symmetries." [p25]</text:span></text:p>
      <text:p text:style-name="P50"><text:span text:style-name="T121">'</text:span><text:span text:style-name="T122">P</text:span><text:span text:style-name="T121">rogressive differentiation' </text:span><text:span text:style-name="T122">raises an interesting question and a</text:span><text:span text:style-name="T121"> challenge to the notion of 'physical laws' </text:span><text:span text:style-name="T122">as</text:span><text:span text:style-name="T121"> a constant ('essential'). </text:span><text:span text:style-name="T122">It </text:span><text:span text:style-name="T121">describes how even the most fundamental of aspects of physical science can be re-conceptualized as mutable. </text:span><text:span text:style-name="T122">Furthermore</text:span><text:span text:style-name="T121">, </text:span><text:span text:style-name="T122">the 'phase transitions' (say, liquid to gas) that constitute progressive differentiation expose the fact that 'essential' observations made either side of a transition, can result in them being unrelated and therefore 'broken'.</text:span></text:p>
      <text:p text:style-name="P51"><text:span text:style-name="T14">DeLanda</text:span><text:span text:style-name="T14"> </text:span><text:span text:style-name="T15">explains</text:span><text:span text:style-name="T14"> Deleuze's use of the </text:span><text:span text:style-name="T78">virtual,</text:span><text:span text:style-name="T14"> </text:span><text:span text:style-name="T15">the </text:span><text:span text:style-name="T79">real </text:span><text:span text:style-name="T15">and the </text:span><text:span text:style-name="T79">actual </text:span><text:span text:style-name="T15">in the context of the manifold. <text:s/>The actual is a combination of the real (as in a 'realized' state – a trajectory in the manifold) and the virtual is the </text:span><text:span text:style-name="T79">structured</text:span><text:span text:style-name="T15"> space of possibilities within the manifold. The structured aspect is important here – it is not that virtual is simply an array of other possibilities – for Deleuze, you cannot simply jump between the two, as they each exist due to process of 'individuation' (or </text:span><text:span text:style-name="T14">'</text:span><text:span text:style-name="T15">p</text:span><text:span text:style-name="T14">rogressive differentiation'</text:span><text:span text:style-name="T15">) </text:span><text:span text:style-name="T16">and therefore there cannot be this notion of '</text:span><text:span text:style-name="T18">resemblance</text:span><text:span text:style-name="T16">' between the actual and the virtual. Instead, there is a process of 'individuation' that corresponds with a 'multiplicity'.</text:span></text:p>
      <text:p text:style-name="P70">"...similarity and identity are contingent on the process of individuation..." [p39]</text:p>
      <text:p text:style-name="P52"><text:span text:style-name="T123">One of the outcomes of this undermining of 'essences' is disintegration of pre-existing archetypes and therefore any notion of 'normal' (and by association deviations from normal. </text:span><text:span text:style-name="T125">This is a 'flat ontology'.</text:span></text:p>
      <text:p text:style-name="PL-Quote"><text:span text:style-name="T123">"...interacting parts and emergent wholes..." and is one that requires the identification emergent processes, which for Deleuze are </text:span><text:span text:style-name="Emphasis"><text:span text:style-name="T123">intensive</text:span></text:span><text:span text:style-name="T123">.”</text:span></text:p>
      <text:p text:style-name="P53"><text:span text:style-name="T124">DeLanda goes on </text:span><text:span text:style-name="T126">to make further moves against the 'essentialist' position, </text:span><text:span text:style-name="T124">again turning to scientific terminology, looking </text:span><text:span text:style-name="T125">specifically</text:span><text:span text:style-name="T124"> at 'intensive' </text:span><text:span text:style-name="T126">properties </text:span><text:span text:style-name="T124">and 'extensive' qualities </text:span><text:span text:style-name="T126">(definitions taken from the field of thermodynamics)</text:span><text:span text:style-name="T124">. </text:span><text:span text:style-name="T125">Extensive </text:span><text:span text:style-name="T124">qualities</text:span><text:span text:style-name="T125"> – say, mass, or length – and can be understood as 'divisible' (if you cut it a thing' of 'X' length in half, its the value of its extensive property of length is also halved). Intensive properties, on the other hand – say temperature – are unchanged by such an operation. </text:span><text:span text:style-name="T126">Furthermore, 'extensive' properties can be </text:span><text:span text:style-name="T80">summed</text:span><text:span text:style-name="T126">, whereas 'intensive' properties </text:span><text:span text:style-name="T80">average (or balanced) - <text:s/></text:span><text:span text:style-name="T19">(in adding a volume of cold water to a volume of hot water, the volume is summed, but the temperature is balanced). </text:span><text:span text:style-name="T18"><text:s/></text:span><text:span text:style-name="T19">DeLanda </text:span><text:span text:style-name="T18">states</text:span><text:span text:style-name="T19"> that 'extensive' </text:span><text:span text:style-name="T17">qualities</text:span><text:span text:style-name="T19"> are those with a 'metric' (rather than exclusively geometric), whereas 'intensive' are topological (in process terms, and not necessarily 'spatial') and 'non-metric' and that presence (and maintenance) of these </text:span><text:span text:style-name="T125">intensive </text:span><text:span text:style-name="T126">properties</text:span><text:span text:style-name="T125">, </text:span><text:span text:style-name="T126">are </text:span><text:span text:style-name="T125">what drives the symmetry breaking events – or 'phase transitions' (think of temperature of water determining a phase transition from liquid to gas). </text:span><text:span text:style-name="T126">It is the </text:span><text:span text:style-name="T80">differences of intensity that drive </text:span><text:span text:style-name="T78">'</text:span><text:span text:style-name="T14">progressive differentiation', </text:span><text:span text:style-name="T19">and is a key element, DeLanda states, of Deleuze's ontology.</text:span></text:p>
      <text:p text:style-name="P54"><text:span text:style-name="T19">Moving beyond properties (intensive and extensive), DeLanda goes on to describe other aspects of this ontology </text:span><text:span text:style-name="T20">that influence a theory of assemblage, that replaces the 'essentialist' hierarchies</text:span><text:span text:style-name="T19"> – </text:span><text:span text:style-name="T20">a 'things' capacity to </text:span><text:span text:style-name="T81">affect</text:span><text:span text:style-name="T20"> and be </text:span><text:span text:style-name="T81">affected</text:span><text:span text:style-name="T20">. The term capacity can be understood in a similar way </text:span><text:span text:style-name="T19">to James Gibson's term 'affordance'. </text:span><text:span text:style-name="T20">The capacities of a 'thing' cannot be known, as they rely on an interaction </text:span><text:soft-page-break/><text:span text:style-name="T20">with an, as yet, unknown other 'thing'. DeLanda describes the 'openness' of <text:s/>'things' to be key to approximating the extent of its capacities, and this quality of 'openness' is an aspect of it's topological state – it's individuation. Again, this is not a question of infinite possibilities, but of a question of virtual states within a </text:span><text:span text:style-name="T79">structured</text:span><text:span text:style-name="T15"> space of possibilities </text:span><text:span text:style-name="T21">and, therefore, progressive differentiation gives rise to varying capacities for assembly. </text:span></text:p>
      <text:p text:style-name="P71"><text:span text:style-name="T21">"It is a more flexible exactitude which evades quantifying...topological exactitude, indifferent to quantitative details of shape, force and time." [p64] </text:span></text:p>
      <text:p text:style-name="P71"><text:span text:style-name="T21">DeLanda quoting biologist Arthur T. Winfree</text:span></text:p>
      <text:p text:style-name="P53"><text:span text:style-name="T20"/></text:p>
      <text:p text:style-name="P55"><text:span text:style-name="T21">DeLanda explanations of Deleuze's ontology contain a direct proposal for 'simulation' and emergent models as a method for exploration of its epistemological consequences. Although hinted at, in terms of 'complexity swapping' nature of such models, DeLanda does not directly raise issues of designing such models and simulations.</text:span><text:span text:style-name="T20"> </text:span><text:span text:style-name="T21">As mentioned, t</text:span><text:span text:style-name="T125">he term 'intensive' has it's origins in 'classical' thermodynamics – a discipline that was, Deleuze noted, limited by its tendency to focus experimentation on the 'final state' of systems. Observations made at the 'final state' are</text:span><text:span text:style-name="T127">, DeLanda states</text:span><text:span text:style-name="T125"> illusionary - equilibrium represents the moment at which intensive differences have cancelled each other ou</text:span><text:span text:style-name="T127">t</text:span><text:span text:style-name="T125">. </text:span><text:span text:style-name="T127">He even g</text:span><text:span text:style-name="T125">oes as far as to </text:span><text:span text:style-name="T127">accuse</text:span><text:span text:style-name="T125"> the 'certain scientific practices' that continue to focus investigation and experimentation on the equilibrium state are perpetuating the illusion. </text:span><text:span text:style-name="T127">And there is here, again, an interesting link to Haraway, and her description of desire to identify the conditions a 'steady state' in the primate 'simulations' within the identification of a system. For both Haraway and Deleuze, this focus on final state limits the model and colours its outcome with a built in assumption. </text:span></text:p>
      <text:p text:style-name="P55"><text:span text:style-name="T125">Interestingly, DeLanda points out that </text:span><text:span text:style-name="T127">successful </text:span><text:span text:style-name="T125">contemporary research in thermodynamics is concerned with 'far from equilibrium' experimentation. </text:span><text:span text:style-name="T128">In a 'far from equilibrium state' the system the extent of progressive differentiation is limited. Topologically, openness within the structure of the system, and it capacity to affect and be affected are approaching its greatest and there is powerful link here to the multiple subjectivities that Haraway proposes as a means to deal with the problem of 'objectivity'.</text:span></text:p>
      <text:p text:style-name="P55"><text:span text:style-name="T128"/></text:p>
      <text:p text:style-name="PL-Paragraph"><text:span text:style-name="Emphasis"><text:span text:style-name="T38"/></text:span></text:p>
      <text:p text:style-name="P11"><text:span text:style-name="Emphasis"><text:span text:style-name="T38">DE LANDA <text:s/>- Philosophy and Simulation: The Emergence of Synthetic Reason</text:span></text:span></text:p>
      <text:p text:style-name="P28"><text:span text:style-name="Emphasis"><text:span text:style-name="T57">BLANK</text:span></text:span></text:p>
      <text:p text:style-name="P12"><text:span text:style-name="Emphasis"><text:span text:style-name="T32">Science</text:span></text:span><text:span text:style-name="Emphasis"><text:span text:style-name="T33">s</text:span></text:span><text:span text:style-name="Emphasis"><text:span text:style-name="T32"> of </text:span></text:span><text:span text:style-name="Emphasis"><text:span text:style-name="T30">Computi</text:span></text:span><text:span text:style-name="Emphasis"><text:span text:style-name="T32">ng</text:span></text:span><text:span text:style-name="Emphasis"><text:span text:style-name="T30"> – Cybernetics </text:span></text:span></text:p>
      <text:p text:style-name="P35"><text:span text:style-name="Emphasis"><text:span text:style-name="T38">WEINER - Cybernetics, or, Control and communication in the animal and the machine</text:span></text:span></text:p>
      <text:p text:style-name="P35"><text:span text:style-name="Emphasis"><text:span text:style-name="T38">PASK – An approach to Cybernetics</text:span></text:span></text:p>
      <text:p text:style-name="P35"><text:span text:style-name="Emphasis"><text:span text:style-name="T38">MATURANA AND VARELA – Autopoiesis and Cognition</text:span></text:span></text:p>
      <text:p text:style-name="P19"><text:span text:style-name="Emphasis"><text:span text:style-name="T53">BLANK</text:span></text:span></text:p>
      <text:p text:style-name="P12"><text:span text:style-name="Emphasis"><text:span text:style-name="T46">Open Source</text:span></text:span><text:span text:style-name="Emphasis"><text:span text:style-name="T45"> – <text:s/></text:span></text:span><text:span text:style-name="Emphasis"><text:span text:style-name="T48">C</text:span></text:span><text:span text:style-name="Emphasis"><text:span text:style-name="T47">onstructing Computing Knowledge</text:span></text:span></text:p>
      <text:p text:style-name="P15"><text:span text:style-name="Emphasis"><text:span text:style-name="T55">[F</text:span></text:span><text:span text:style-name="Emphasis"><text:span text:style-name="T56">uller..................</text:span></text:span><text:span text:style-name="Emphasis"><text:span text:style-name="T55">]</text:span></text:span></text:p>
      <text:p text:style-name="P24"><text:span text:style-name="Emphasis"><text:span text:style-name="T57">BLANK</text:span></text:span></text:p>
      <text:p text:style-name="P40"><text:span text:style-name="Emphasis"><text:span text:style-name="T59"/></text:span></text:p>
      <text:p text:style-name="P7"><text:span text:style-name="Emphasis"><text:span text:style-name="T116">bibliographies</text:span></text:span></text:p>
      <text:p text:style-name="P3"><text:span text:style-name="Emphasis"/></text:p>
      <text:p text:style-name="P42"><text:span text:style-name="Emphasis"><text:span text:style-name="T2">Digital Ecologies - Traces of Computational Technology</text:span></text:span><text:span text:style-name="Emphasis"><text:span text:style-name="T36"> </text:span></text:span></text:p>
      <text:p text:style-name="P42"><text:span text:style-name="Emphasis"><text:span text:style-name="T36">[Guattari, Gabrys, Bateson]</text:span></text:span></text:p>
      <text:p text:style-name="PL-Bibliography">Bateson, G. (1972). <text:span text:style-name="T73">Steps to an ecology of mind</text:span><text:span text:style-name="T4">. New York: Ballantyne Books.</text:span></text:p>
      <text:p text:style-name="PL-Bibliography"><text:span text:style-name="T4">Gabrys, J. (2010). </text:span><text:span text:style-name="T73">Digital Rubbish: A Natural History of Electronics</text:span><text:span text:style-name="T4">. The University of Michigan Press.</text:span></text:p>
      <text:p text:style-name="PL-Bibliography"><text:span text:style-name="Emphasis"><text:span text:style-name="T41">Guattari, F., Pindar, I., &amp; Sutton, P. (2005). </text:span></text:span><text:span text:style-name="Emphasis"><text:span text:style-name="T83">The Three Ecologies</text:span></text:span><text:span text:style-name="Emphasis"><text:span text:style-name="T41">. Continuum International Pub Group.</text:span></text:span></text:p>
      <text:p text:style-name="P42"><text:span text:style-name="Emphasis"><text:span text:style-name="T27">Situated Knowledge - Cyber-Feminism </text:span></text:span><text:span text:style-name="Emphasis"><text:span text:style-name="T28">and Fusions</text:span></text:span></text:p>
      <text:p text:style-name="P42"><text:span text:style-name="Emphasis"><text:span text:style-name="T34">[Haraway, Braidotti, Hayles]</text:span></text:span></text:p>
      <text:p text:style-name="PL-Bibliography">Braidotti, R. (2006). <text:span text:style-name="T73">Transpositions : on nomadic ethics</text:span><text:span text:style-name="T4">. Cambridge: Polity.</text:span></text:p>
      <text:p text:style-name="PL-Bibliography"><text:span text:style-name="T4">Haraway, D. J. (1989). </text:span><text:span text:style-name="T73">Primate visions : gender, race, and nature in the world of modern science</text:span><text:span text:style-name="T4">. New York ; London: Routledge.</text:span></text:p>
      <text:p text:style-name="PL-Bibliography"><text:span text:style-name="T4">Haraway, D. J. (1991). </text:span><text:span text:style-name="T73">Simians, cyborgs and women : the reinvention of nature</text:span><text:span text:style-name="T4">. London: Free Association Books.</text:span></text:p>
      <text:p text:style-name="PL-Bibliography"><text:span text:style-name="T4">Haraway, D. J. (1997). </text:span><text:span text:style-name="T73">Modest_Witness@Second_Millennium.FemaleMan_Meets_OncoMouse : feminism and technoscience</text:span><text:span text:style-name="T4">. New York ; London: Routledge.</text:span></text:p>
      <text:p text:style-name="PL-Bibliography"><text:span text:style-name="T4">Harding, S. G. (1998). </text:span><text:span text:style-name="T73">Is science multicultural? : postcolonialisms, feminisms, and epistemologies</text:span><text:span text:style-name="T4">. Bloomington, Ind: Indiana University Press.</text:span></text:p>
      <text:p text:style-name="PL-Bibliography"><text:span text:style-name="T4">Hayles, K. (1999). </text:span><text:span text:style-name="T73">How We Became Posthuman: Virtual Bodies in Cybernetics, Literature and Informatics</text:span><text:span text:style-name="T4"> (74th ed.). University of Chicago Press.</text:span></text:p>
      <text:p text:style-name="PL-Bibliography"><text:span text:style-name="T4">Latour, B. (1993). </text:span><text:span text:style-name="T73">We have never been modern</text:span><text:span text:style-name="T4">. London: Harvester Wheatsheaf.</text:span></text:p>
      <text:p text:style-name="PL-Bibliography"><text:span text:style-name="T4">Latour, B., &amp; Woolgar, S. (1986). </text:span><text:span text:style-name="T73">Laboratory Life: The Construction of Scientific Facts</text:span><text:span text:style-name="T4">. (J. Salk, Ed.) (Reprint.). Princeton University Press.</text:span></text:p>
      <text:p text:style-name="PL-Bibliography"><text:span text:style-name="Emphasis"><text:span text:style-name="T70">Plant, S. (1998). </text:span></text:span><text:span text:style-name="Emphasis"><text:span text:style-name="T71">Zeros + ones : digital women + the new technoculture</text:span></text:span><text:span text:style-name="Emphasis"><text:span text:style-name="T70">. London: Fourth Estate.</text:span></text:span></text:p>
      <text:p text:style-name="P42"><text:span text:style-name="Emphasis"><text:span text:style-name="T32">Science</text:span></text:span><text:span text:style-name="Emphasis"><text:span text:style-name="T33">s</text:span></text:span><text:span text:style-name="Emphasis"><text:span text:style-name="T32"> of </text:span></text:span><text:span text:style-name="Emphasis"><text:span text:style-name="T30">Computi</text:span></text:span><text:span text:style-name="Emphasis"><text:span text:style-name="T32">ng</text:span></text:span><text:span text:style-name="Emphasis"><text:span text:style-name="T30">– Cybernetics and Emergence </text:span></text:span></text:p>
      <text:p text:style-name="P42"><text:span text:style-name="Emphasis"><text:span text:style-name="T37">[Weiner, Pask, Maturana &amp; Varela] </text:span></text:span><text:span text:style-name="Emphasis"><text:span text:style-name="T39">and </text:span></text:span><text:span text:style-name="Emphasis"><text:span text:style-name="T37">[De Landa] </text:span></text:span></text:p>
      <text:p text:style-name="PL-Bibliography">Barad, K. (2007). <text:span text:style-name="T73">Meeting the Universe Halfway: Quantum Physics and the Entanglement of Matter and Meaning</text:span><text:span text:style-name="T4">. Duke University Press.</text:span></text:p>
      <text:p text:style-name="PL-Bibliography"><text:span text:style-name="T4">DeLanda, M. (2005). </text:span><text:span text:style-name="T73">Intensive Science and Virtual Philosophy</text:span><text:span text:style-name="T4">. Continuum International Pub Group.</text:span></text:p>
      <text:p text:style-name="PL-Bibliography"><text:span text:style-name="T4">DeLanda, M. (2011). </text:span><text:span text:style-name="T73">Philosophy and Simulation: The Emergence of Synthetic Reason</text:span><text:span text:style-name="T4">. Continuum.</text:span></text:p>
      <text:p text:style-name="PL-Bibliography"><text:span text:style-name="T4">Maturana, H. R., &amp; Varela, F. J. (1991). </text:span><text:span text:style-name="T73">Autopoiesis and Cognition: The Realization of the Living</text:span><text:span text:style-name="T4"> (Softcover reprint of the original 1st ed. 1980.). Springer.</text:span></text:p>
      <text:p text:style-name="PL-Bibliography"><text:span text:style-name="T4">Pask, G. (1961). </text:span><text:span text:style-name="T73">An approach to cybernetics.</text:span><text:span text:style-name="T4"> London: Hutchinson.</text:span></text:p>
      <text:p text:style-name="PL-Bibliography"><text:span text:style-name="T4">Pask, G. (1975). </text:span><text:span text:style-name="T73">The cybernetics of human learning and performance : a guide to theory and research</text:span><text:span text:style-name="T4">. London: Hutchinson Educational.</text:span></text:p>
      <text:p text:style-name="PL-Bibliography"><text:span text:style-name="T4">Prigogine, I., &amp; Stengers, I. (1985). </text:span><text:span text:style-name="T73">Order out of chaos: man’s new dialogue with nature</text:span><text:span text:style-name="T4">.</text:span></text:p>
      <text:p text:style-name="PL-Bibliography"><text:span text:style-name="Emphasis"><text:span text:style-name="T41">Wiener, N. (1961). </text:span></text:span><text:span text:style-name="Emphasis"><text:span text:style-name="T83">Cybernetics, or, Control and communication in the animal and the machine</text:span></text:span><text:span text:style-name="Emphasis"><text:span text:style-name="T41"> (2nd ed.). Cambridge Mass: MITPress.</text:span></text:span></text:p>
      <text:p text:style-name="P36"><text:span text:style-name="Emphasis"><text:span text:style-name="T46">Open Source</text:span></text:span><text:span text:style-name="Emphasis"><text:span text:style-name="T45"> – <text:s/></text:span></text:span><text:span text:style-name="Emphasis"><text:span text:style-name="T47">Re-constructing Building Computing Knowledge</text:span></text:span></text:p>
      <text:p text:style-name="P36"><text:span text:style-name="Emphasis"><text:span text:style-name="T43">[F</text:span></text:span><text:span text:style-name="Emphasis"><text:span text:style-name="T44">uller..................</text:span></text:span><text:span text:style-name="Emphasis"><text:span text:style-name="T43">]</text:span></text:span></text:p>
      <text:p text:style-name="PL-Bibliography">Fuller, M. (2007). <text:span text:style-name="T73">Media Ecologies: Materialist Energies in Art and Technoculture</text:span><text:span text:style-name="T4">. MIT Press (MA).</text:span></text:p>
      <text:p text:style-name="PL-Bibliography"><text:span text:style-name="Emphasis"><text:span text:style-name="T42">Fuller, M. (2008). </text:span></text:span><text:span text:style-name="Emphasis"><text:span text:style-name="T84">Software Studies: A Lexicon</text:span></text:span><text:span text:style-name="Emphasis"><text:span text:style-name="T42">. The MIT Pres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ce style:name="Lucida Grande" svg:font-family="'Lucida Grande', Verdana, Lucida, Helvetica, Arial, sans-serif"/>
    <style:font-face style:name="Mangal1" svg:font-family="Mangal"/>
    <style:font-face style:name="Palatino Linotype" svg:font-family="'Palatino Linotype', 'Book Antiqua', Palatino, serif"/>
    <style:font-face style:name="Times New Roman2" svg:font-family="'Times New Roman'"/>
    <style:font-face style:name="sans-serif" svg:font-family="sans-serif"/>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Title" style:family="paragraph" style:parent-style-name="PL-Paragraph">
      <style:paragraph-properties fo:margin-top="0cm" fo:margin-bottom="0.199cm" style:contextual-spacing="false" fo:line-height="100%"/>
      <style:text-properties style:font-name="Calibri1" fo:font-size="12pt" fo:font-weight="bold"/>
    </style:style>
    <style:style style:name="PL-Header" style:family="paragraph" style:parent-style-name="Standard">
      <style:text-properties style:font-name="Arial1"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Quote" style:family="paragraph" style:parent-style-name="PL-Paragraph">
      <style:paragraph-properties fo:margin-left="5.001cm" fo:margin-right="0cm" fo:margin-top="0cm" fo:margin-bottom="0.4cm" style:contextual-spacing="false" fo:text-align="justify" style:justify-single-word="false" fo:text-indent="0cm" style:auto-text-indent="false"/>
      <style:text-properties style:font-name="Times New Roman1" fo:font-size="9pt" fo:font-style="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Bibliography" style:family="paragraph" style:parent-style-name="PL-Paragraph">
      <style:text-properties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L-Header">
      <style:paragraph-properties fo:text-align="end" style:justify-single-word="false"/>
      <style:text-properties officeooo:paragraph-rsid="001a7768"/>
    </style:style>
    <style:style style:name="MT1" style:family="text"/>
    <style:style style:name="MT2" style:family="text">
      <style:text-properties fo:font-style="normal" fo:font-weight="bold" officeooo:rsid="0040e759" fo:background-color="#000000" style:font-style-asian="normal" style:font-weight-asian="bold" style:font-style-complex="normal" style:font-weight-complex="bold"/>
    </style:style>
    <style:style style:name="MT3" style:family="text">
      <style:text-properties fo:color="#ffffff" fo:font-style="normal" fo:font-weight="bold" officeooo:rsid="003f87ae" fo:background-color="#000000" style:font-style-asian="normal" style:font-weight-asian="bold"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Emphasis">critical literature review _NOTES </text:span><text:span text:style-name="Emphasis"><text:span text:style-name="MT2">P</text:span></text:span><text:span text:style-name="Emphasis"><text:span text:style-name="MT3"><text:page-number text:select-page="current">20</text:page-number></text:span></text:span><text:span text:style-name="Emphasis"><text:span text:style-name="MT3"> </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3-02-07T14:15:36.12</meta:creation-date>
    <dc:date>2013-02-26T15:09:02.88</dc:date>
    <dc:creator>p l</dc:creator>
    <meta:editing-duration>PT19H33M15S</meta:editing-duration>
    <meta:editing-cycles>45</meta:editing-cycles>
    <meta:generator>LibreOffice/4.0.0.3$Windows_x86 LibreOffice_project/7545bee9c2a0782548772a21bc84a9dcc583b89</meta:generator>
    <meta:document-statistic meta:table-count="0" meta:image-count="0" meta:object-count="0" meta:page-count="20" meta:paragraph-count="191" meta:word-count="6710" meta:character-count="44350" meta:non-whitespace-character-count="37730"/>
    <meta:user-defined meta:name="ZOTERO_PREF_1">&lt;data data-version="3" zotero-version="3.0.14"&gt;&lt;session id="Ut87Esir"/&gt;&lt;style id="http://www.zotero.org/styles/apa" hasBibliography="1" bibliographyStyleHasBeenSet="0"/&gt;&lt;prefs&gt;&lt;pref name="fieldType" value="ReferenceMark"/&gt;&lt;pref name="storeReferences" valu</meta:user-defined>
    <meta:user-defined meta:name="ZOTERO_PREF_2">e="true"/&gt;&lt;pref name="noteType" value="0"/&gt;&lt;/prefs&gt;&lt;/data&gt;</meta:user-defined>
  </office:meta>
</office:document-meta>
</file>